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lack-Lato" svg:font-family="Slack-Lato, appleLogo, sans-serif"/>
    <style:font-face style:name="AR PL SungtiL GB"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2pt" fo:font-weight="normal" officeooo:rsid="006cba80" officeooo:paragraph-rsid="006cba80"/>
    </style:style>
    <style:style style:name="P2" style:family="paragraph" style:parent-style-name="Standard">
      <style:text-properties fo:font-size="12pt" fo:font-weight="normal" officeooo:rsid="007180be" officeooo:paragraph-rsid="007180be"/>
    </style:style>
    <style:style style:name="P3" style:family="paragraph" style:parent-style-name="Standard">
      <style:text-properties fo:font-size="12pt" fo:font-weight="normal" officeooo:rsid="007180be" officeooo:paragraph-rsid="0071f748"/>
    </style:style>
    <style:style style:name="P4" style:family="paragraph" style:parent-style-name="Standard">
      <style:text-properties officeooo:paragraph-rsid="0071f748"/>
    </style:style>
    <style:style style:name="P5" style:family="paragraph" style:parent-style-name="Standard">
      <style:text-properties style:font-name="Liberation Serif" officeooo:rsid="00543859" officeooo:paragraph-rsid="005c2924"/>
    </style:style>
    <style:style style:name="P6" style:family="paragraph" style:parent-style-name="Standard">
      <style:text-properties style:font-name="Liberation Serif" officeooo:rsid="005c2924" officeooo:paragraph-rsid="005c2924"/>
    </style:style>
    <style:style style:name="P7" style:family="paragraph" style:parent-style-name="Standard">
      <style:text-properties style:font-name="Liberation Serif" officeooo:rsid="005d5ff7" officeooo:paragraph-rsid="005d5ff7"/>
    </style:style>
    <style:style style:name="P8" style:family="paragraph" style:parent-style-name="Standard">
      <style:text-properties style:font-name="Liberation Serif" officeooo:rsid="005f66a9" officeooo:paragraph-rsid="005f66a9"/>
    </style:style>
    <style:style style:name="P9" style:family="paragraph" style:parent-style-name="Standard">
      <style:text-properties style:font-name="Liberation Serif" officeooo:rsid="00603653" officeooo:paragraph-rsid="00603653"/>
    </style:style>
    <style:style style:name="P10" style:family="paragraph" style:parent-style-name="Standard">
      <style:text-properties style:font-name="Liberation Serif" officeooo:rsid="0060796d" officeooo:paragraph-rsid="0060796d"/>
    </style:style>
    <style:style style:name="P11" style:family="paragraph" style:parent-style-name="Standard">
      <style:text-properties style:font-name="Liberation Serif" officeooo:rsid="0060796d" officeooo:paragraph-rsid="0066f749"/>
    </style:style>
    <style:style style:name="P12" style:family="paragraph" style:parent-style-name="Standard">
      <style:text-properties style:font-name="Liberation Serif" officeooo:rsid="0066f749" officeooo:paragraph-rsid="0066f749"/>
    </style:style>
    <style:style style:name="P13" style:family="paragraph" style:parent-style-name="Standard">
      <style:text-properties style:font-name="Liberation Serif" officeooo:paragraph-rsid="0066f749"/>
    </style:style>
    <style:style style:name="P14" style:family="paragraph" style:parent-style-name="Standard">
      <style:text-properties style:font-name="Liberation Serif" fo:font-size="12pt" fo:font-weight="normal" officeooo:rsid="00699511" officeooo:paragraph-rsid="00699511"/>
    </style:style>
    <style:style style:name="P15" style:family="paragraph" style:parent-style-name="Standard">
      <style:text-properties style:font-name="Liberation Serif" fo:font-size="12pt" fo:font-weight="normal" officeooo:rsid="00699511" officeooo:paragraph-rsid="007e5666"/>
    </style:style>
    <style:style style:name="P16" style:family="paragraph" style:parent-style-name="Standard">
      <style:text-properties style:font-name="Liberation Serif" fo:font-size="12pt" fo:font-weight="normal" officeooo:rsid="00699511" officeooo:paragraph-rsid="00818fef"/>
    </style:style>
    <style:style style:name="P17" style:family="paragraph" style:parent-style-name="Standard">
      <style:text-properties style:font-name="Liberation Serif" fo:font-size="12pt" fo:font-weight="normal" officeooo:rsid="00699511" officeooo:paragraph-rsid="00865d37"/>
    </style:style>
    <style:style style:name="P18" style:family="paragraph" style:parent-style-name="Standard">
      <style:text-properties style:font-name="Liberation Serif" fo:font-size="12pt" fo:font-weight="normal" officeooo:rsid="00699511" officeooo:paragraph-rsid="008a4ab9"/>
    </style:style>
    <style:style style:name="P19" style:family="paragraph" style:parent-style-name="Standard">
      <style:text-properties style:font-name="Liberation Serif" fo:font-size="12pt" fo:font-weight="normal" officeooo:rsid="00699511" officeooo:paragraph-rsid="008b4559"/>
    </style:style>
    <style:style style:name="P20" style:family="paragraph" style:parent-style-name="Standard">
      <style:text-properties style:font-name="Liberation Serif" fo:font-size="12pt" fo:font-weight="normal" officeooo:rsid="00699511" officeooo:paragraph-rsid="008d5077"/>
    </style:style>
    <style:style style:name="P21" style:family="paragraph" style:parent-style-name="Standard">
      <style:text-properties style:font-name="Liberation Serif" fo:font-size="12pt" fo:font-weight="normal" officeooo:paragraph-rsid="0066f749"/>
    </style:style>
    <style:style style:name="P22" style:family="paragraph" style:parent-style-name="Standard">
      <style:text-properties style:font-name="Liberation Serif" fo:font-size="12pt" fo:font-weight="normal" officeooo:rsid="006c322e" officeooo:paragraph-rsid="006c322e"/>
    </style:style>
    <style:style style:name="P23" style:family="paragraph" style:parent-style-name="Standard">
      <style:text-properties style:font-name="Liberation Serif" fo:font-size="12pt" fo:font-weight="normal" officeooo:rsid="006cba80" officeooo:paragraph-rsid="006cba80"/>
    </style:style>
    <style:style style:name="P24" style:family="paragraph" style:parent-style-name="Standard">
      <style:text-properties style:font-name="Liberation Serif" fo:font-size="12pt" fo:font-weight="normal" officeooo:rsid="006df927" officeooo:paragraph-rsid="006df927"/>
    </style:style>
    <style:style style:name="P25" style:family="paragraph" style:parent-style-name="Standard">
      <style:text-properties style:font-name="Liberation Serif" fo:font-size="12pt" fo:font-weight="normal" officeooo:rsid="00705b6d" officeooo:paragraph-rsid="00705b6d"/>
    </style:style>
    <style:style style:name="P26" style:family="paragraph" style:parent-style-name="Standard">
      <style:text-properties style:font-name="Liberation Serif" fo:font-size="12pt" fo:font-weight="normal" officeooo:rsid="007180be" officeooo:paragraph-rsid="007180be"/>
    </style:style>
    <style:style style:name="P27" style:family="paragraph" style:parent-style-name="Standard">
      <style:text-properties style:font-name="Liberation Serif" fo:font-size="12pt" fo:font-weight="normal" officeooo:rsid="005f66a9" officeooo:paragraph-rsid="008d5077"/>
    </style:style>
    <style:style style:name="P28" style:family="paragraph" style:parent-style-name="Standard">
      <style:text-properties style:font-name="Liberation Serif" fo:font-size="12pt" fo:font-weight="normal" officeooo:rsid="005f66a9" officeooo:paragraph-rsid="008f527f"/>
    </style:style>
    <style:style style:name="P29" style:family="paragraph" style:parent-style-name="Standard">
      <style:text-properties style:font-name="Liberation Serif" fo:font-size="12pt" fo:font-weight="normal" officeooo:rsid="005f66a9" officeooo:paragraph-rsid="0090287b"/>
    </style:style>
    <style:style style:name="P30" style:family="paragraph" style:parent-style-name="Standard">
      <style:text-properties style:font-name="Liberation Serif" fo:font-size="12pt" fo:font-weight="normal" officeooo:rsid="005f66a9" officeooo:paragraph-rsid="00923003"/>
    </style:style>
    <style:style style:name="P31" style:family="paragraph" style:parent-style-name="Standard">
      <style:text-properties style:font-name="Liberation Serif" fo:font-size="12pt" fo:font-weight="normal" officeooo:rsid="005f66a9" officeooo:paragraph-rsid="009715a4"/>
    </style:style>
    <style:style style:name="P32" style:family="paragraph" style:parent-style-name="Standard">
      <style:text-properties style:font-name="Liberation Serif" fo:font-size="12pt" fo:font-weight="normal" officeooo:rsid="005f66a9" officeooo:paragraph-rsid="00979d7a"/>
    </style:style>
    <style:style style:name="P33" style:family="paragraph" style:parent-style-name="Standard">
      <style:text-properties style:font-name="Liberation Serif" fo:font-size="12pt" fo:font-weight="normal" officeooo:rsid="005f66a9" officeooo:paragraph-rsid="0099d2cc"/>
    </style:style>
    <style:style style:name="P34" style:family="paragraph" style:parent-style-name="Standard">
      <style:text-properties style:font-name="Liberation Serif" fo:font-size="12pt" fo:font-weight="normal" officeooo:rsid="005f66a9" officeooo:paragraph-rsid="009e6c37"/>
    </style:style>
    <style:style style:name="P35" style:family="paragraph" style:parent-style-name="Standard">
      <style:text-properties style:font-name="Liberation Serif" fo:font-size="12pt" fo:font-weight="normal" officeooo:rsid="005f66a9" officeooo:paragraph-rsid="00a20b3c"/>
    </style:style>
    <style:style style:name="P36" style:family="paragraph" style:parent-style-name="Standard">
      <style:text-properties style:font-name="Liberation Serif" fo:font-size="12pt" fo:font-weight="normal" officeooo:rsid="005f66a9" officeooo:paragraph-rsid="00a2c343"/>
    </style:style>
    <style:style style:name="P37" style:family="paragraph" style:parent-style-name="Standard">
      <style:text-properties style:font-name="Liberation Serif" fo:font-size="12pt" fo:font-weight="normal" officeooo:rsid="005f66a9" officeooo:paragraph-rsid="00a45029"/>
    </style:style>
    <style:style style:name="P38" style:family="paragraph" style:parent-style-name="Standard">
      <style:text-properties style:font-name="Liberation Serif" fo:font-size="12pt" fo:font-weight="normal" officeooo:rsid="005f66a9" officeooo:paragraph-rsid="00a9a142"/>
    </style:style>
    <style:style style:name="P39" style:family="paragraph" style:parent-style-name="Standard">
      <style:text-properties style:font-name="Liberation Serif" fo:font-size="12pt" fo:font-weight="normal" officeooo:rsid="005f66a9" officeooo:paragraph-rsid="00ab42b9"/>
    </style:style>
    <style:style style:name="P40" style:family="paragraph" style:parent-style-name="Standard">
      <style:text-properties style:font-name="Liberation Serif" fo:font-size="12pt" fo:font-weight="normal" officeooo:rsid="005f66a9" officeooo:paragraph-rsid="00ab994b"/>
    </style:style>
    <style:style style:name="P41" style:family="paragraph" style:parent-style-name="Standard">
      <style:text-properties style:font-name="Liberation Serif" fo:font-size="12pt" fo:font-weight="normal" officeooo:rsid="005f66a9" officeooo:paragraph-rsid="00ae14f0"/>
    </style:style>
    <style:style style:name="P42" style:family="paragraph" style:parent-style-name="Standard">
      <style:text-properties style:font-name="Liberation Serif" fo:font-size="12pt" fo:font-weight="normal" officeooo:rsid="005f66a9" officeooo:paragraph-rsid="00b09ec2"/>
    </style:style>
    <style:style style:name="P43" style:family="paragraph" style:parent-style-name="Standard">
      <style:text-properties style:font-name="Liberation Serif" fo:font-size="12pt" fo:font-weight="normal" officeooo:rsid="005f66a9" officeooo:paragraph-rsid="00b0b652"/>
    </style:style>
    <style:style style:name="P44" style:family="paragraph" style:parent-style-name="Standard">
      <style:text-properties style:font-name="Liberation Serif" fo:font-size="12pt" fo:font-weight="normal" officeooo:rsid="005f66a9" officeooo:paragraph-rsid="00b15f47"/>
    </style:style>
    <style:style style:name="P45" style:family="paragraph" style:parent-style-name="Standard">
      <style:text-properties style:font-name="Liberation Serif" fo:font-size="12pt" fo:font-weight="normal" officeooo:rsid="005f66a9" officeooo:paragraph-rsid="00b36b60"/>
    </style:style>
    <style:style style:name="P46" style:family="paragraph" style:parent-style-name="Standard">
      <style:text-properties style:font-name="Liberation Serif" fo:font-size="12pt" fo:font-weight="normal" officeooo:rsid="005f66a9" officeooo:paragraph-rsid="00b4fa39"/>
    </style:style>
    <style:style style:name="P47" style:family="paragraph" style:parent-style-name="Standard">
      <style:text-properties style:font-name="Liberation Serif" fo:font-size="12pt" fo:font-weight="normal" officeooo:rsid="005f66a9" officeooo:paragraph-rsid="00b596ac"/>
    </style:style>
    <style:style style:name="P48" style:family="paragraph" style:parent-style-name="Standard">
      <style:text-properties style:font-name="Liberation Serif" fo:font-size="12pt" fo:font-weight="normal" officeooo:rsid="005f66a9" officeooo:paragraph-rsid="00b6a896"/>
    </style:style>
    <style:style style:name="P49" style:family="paragraph" style:parent-style-name="Standard">
      <style:text-properties style:font-name="Liberation Serif" fo:font-size="12pt" fo:font-weight="normal" officeooo:rsid="005f66a9" officeooo:paragraph-rsid="00b81813"/>
    </style:style>
    <style:style style:name="P50" style:family="paragraph" style:parent-style-name="Standard">
      <style:text-properties style:font-name="Liberation Serif" fo:font-size="12pt" fo:font-weight="normal" officeooo:rsid="005f66a9" officeooo:paragraph-rsid="00ba2351"/>
    </style:style>
    <style:style style:name="P51" style:family="paragraph" style:parent-style-name="Standard">
      <style:text-properties style:font-name="Liberation Serif" fo:font-size="12pt" fo:font-weight="normal" officeooo:rsid="005f66a9" officeooo:paragraph-rsid="00bc34b9"/>
    </style:style>
    <style:style style:name="P52" style:family="paragraph" style:parent-style-name="Standard">
      <style:text-properties style:font-name="Liberation Serif" fo:font-size="12pt" fo:font-weight="normal" officeooo:rsid="005f66a9" officeooo:paragraph-rsid="00bd8c0e"/>
    </style:style>
    <style:style style:name="P53" style:family="paragraph" style:parent-style-name="Standard">
      <style:text-properties officeooo:paragraph-rsid="00781424"/>
    </style:style>
    <style:style style:name="P54" style:family="paragraph" style:parent-style-name="Standard">
      <style:text-properties officeooo:paragraph-rsid="007e5666"/>
    </style:style>
    <style:style style:name="P55" style:family="paragraph" style:parent-style-name="Standard">
      <style:text-properties style:use-window-font-color="true" style:font-name="Liberation Serif" fo:font-size="12pt" fo:font-weight="normal" officeooo:rsid="00699511" officeooo:paragraph-rsid="007e5666"/>
    </style:style>
    <style:style style:name="P56" style:family="paragraph" style:parent-style-name="Standard">
      <style:text-properties officeooo:paragraph-rsid="00bc34b9"/>
    </style:style>
    <style:style style:name="P57" style:family="paragraph" style:parent-style-name="Preformatted_20_Text">
      <style:paragraph-properties fo:margin-top="0in" fo:margin-bottom="0.1965in" loext:contextual-spacing="false"/>
    </style:style>
    <style:style style:name="P58" style:family="paragraph" style:parent-style-name="Preformatted_20_Text">
      <style:paragraph-properties fo:margin-top="0in" fo:margin-bottom="0.1965in" loext:contextual-spacing="false"/>
      <style:text-properties officeooo:paragraph-rsid="00bc34b9"/>
    </style:style>
    <style:style style:name="P59" style:family="paragraph" style:parent-style-name="Preformatted_20_Text">
      <style:paragraph-properties fo:margin-top="0in" fo:margin-bottom="0.1965in" loext:contextual-spacing="false"/>
      <style:text-properties officeooo:paragraph-rsid="00bd8c0e"/>
    </style:style>
    <style:style style:name="P60" style:family="paragraph" style:parent-style-name="Preformatted_20_Text">
      <style:paragraph-properties fo:margin-top="0in" fo:margin-bottom="0.1965in" loext:contextual-spacing="false"/>
      <style:text-properties officeooo:paragraph-rsid="00c007dd"/>
    </style:style>
    <style:style style:name="P61" style:family="paragraph" style:parent-style-name="Preformatted_20_Text">
      <style:paragraph-properties fo:margin-top="0in" fo:margin-bottom="0.1965in" loext:contextual-spacing="false"/>
      <style:text-properties officeooo:paragraph-rsid="00c0c9c5"/>
    </style:style>
    <style:style style:name="P62" style:family="paragraph" style:parent-style-name="Preformatted_20_Text">
      <style:paragraph-properties fo:margin-top="0in" fo:margin-bottom="0.1965in" loext:contextual-spacing="false"/>
      <style:text-properties officeooo:paragraph-rsid="00c4a28f"/>
    </style:style>
    <style:style style:name="P63" style:family="paragraph" style:parent-style-name="Preformatted_20_Text">
      <style:paragraph-properties fo:margin-top="0in" fo:margin-bottom="0.1965in" loext:contextual-spacing="false"/>
      <style:text-properties officeooo:paragraph-rsid="00c50ec2"/>
    </style:style>
    <style:style style:name="P64" style:family="paragraph" style:parent-style-name="Preformatted_20_Text">
      <style:paragraph-properties fo:margin-top="0in" fo:margin-bottom="0.1965in" loext:contextual-spacing="false"/>
      <style:text-properties officeooo:paragraph-rsid="00c6d50a"/>
    </style:style>
    <style:style style:name="P65" style:family="paragraph" style:parent-style-name="Preformatted_20_Text">
      <style:paragraph-properties fo:margin-top="0in" fo:margin-bottom="0.1965in" loext:contextual-spacing="false"/>
      <style:text-properties officeooo:paragraph-rsid="00c7ec1f"/>
    </style:style>
    <style:style style:name="P66" style:family="paragraph" style:parent-style-name="Preformatted_20_Text">
      <style:paragraph-properties fo:margin-top="0in" fo:margin-bottom="0.1965in" loext:contextual-spacing="false"/>
      <style:text-properties officeooo:paragraph-rsid="00c87b04"/>
    </style:style>
    <style:style style:name="P67" style:family="paragraph" style:parent-style-name="Preformatted_20_Text">
      <style:paragraph-properties fo:margin-top="0.0791in" fo:margin-bottom="0.0791in" loext:contextual-spacing="false" fo:line-height="100%"/>
      <style:text-properties officeooo:paragraph-rsid="00c87b04"/>
    </style:style>
    <style:style style:name="P68" style:family="paragraph" style:parent-style-name="Preformatted_20_Text">
      <style:paragraph-properties fo:margin-top="0.0791in" fo:margin-bottom="0.0791in" loext:contextual-spacing="false" fo:line-height="100%"/>
      <style:text-properties officeooo:paragraph-rsid="00cad289"/>
    </style:style>
    <style:style style:name="P69" style:family="paragraph" style:parent-style-name="Preformatted_20_Text">
      <style:paragraph-properties fo:margin-top="0.0791in" fo:margin-bottom="0.0791in" loext:contextual-spacing="false" fo:line-height="100%"/>
      <style:text-properties officeooo:paragraph-rsid="00cae10e"/>
    </style:style>
    <style:style style:name="P70" style:family="paragraph" style:parent-style-name="Preformatted_20_Text">
      <style:paragraph-properties fo:margin-top="0.0791in" fo:margin-bottom="0.0791in" loext:contextual-spacing="false" fo:line-height="100%"/>
      <style:text-properties officeooo:paragraph-rsid="00cc0a28"/>
    </style:style>
    <style:style style:name="P71" style:family="paragraph" style:parent-style-name="Preformatted_20_Text">
      <style:paragraph-properties fo:margin-top="0.0791in" fo:margin-bottom="0.0791in" loext:contextual-spacing="false" fo:line-height="100%"/>
      <style:text-properties officeooo:paragraph-rsid="00cd0bb1"/>
    </style:style>
    <style:style style:name="P72" style:family="paragraph" style:parent-style-name="Preformatted_20_Text">
      <style:paragraph-properties fo:margin-top="0.0791in" fo:margin-bottom="0.0791in" loext:contextual-spacing="false" fo:line-height="100%"/>
      <style:text-properties officeooo:paragraph-rsid="00ce78fc"/>
    </style:style>
    <style:style style:name="P73" style:family="paragraph" style:parent-style-name="Preformatted_20_Text">
      <style:paragraph-properties fo:margin-top="0.0791in" fo:margin-bottom="0.0791in" loext:contextual-spacing="false" fo:line-height="100%"/>
      <style:text-properties officeooo:paragraph-rsid="00cf8f0b"/>
    </style:style>
    <style:style style:name="P74" style:family="paragraph" style:parent-style-name="Preformatted_20_Text">
      <style:paragraph-properties fo:margin-top="0.0791in" fo:margin-bottom="0.0791in" loext:contextual-spacing="false" fo:line-height="100%"/>
      <style:text-properties officeooo:paragraph-rsid="00d02c39"/>
    </style:style>
    <style:style style:name="P75" style:family="paragraph" style:parent-style-name="Preformatted_20_Text">
      <style:paragraph-properties fo:margin-top="0.0791in" fo:margin-bottom="0.0791in" loext:contextual-spacing="false" fo:line-height="100%"/>
      <style:text-properties officeooo:paragraph-rsid="00d3da19"/>
    </style:style>
    <style:style style:name="P76" style:family="paragraph" style:parent-style-name="Preformatted_20_Text">
      <style:paragraph-properties fo:margin-top="0.0791in" fo:margin-bottom="0.0791in" loext:contextual-spacing="false" fo:line-height="100%"/>
      <style:text-properties officeooo:paragraph-rsid="00d409f6"/>
    </style:style>
    <style:style style:name="P77" style:family="paragraph" style:parent-style-name="Preformatted_20_Text">
      <style:paragraph-properties fo:margin-top="0.0791in" fo:margin-bottom="0.0791in" loext:contextual-spacing="false" fo:line-height="100%"/>
      <style:text-properties officeooo:paragraph-rsid="00d409f6"/>
    </style:style>
    <style:style style:name="P78" style:family="paragraph" style:parent-style-name="Preformatted_20_Text">
      <style:paragraph-properties fo:margin-top="0.0791in" fo:margin-bottom="0.0791in" loext:contextual-spacing="false" fo:line-height="100%"/>
      <style:text-properties officeooo:paragraph-rsid="00d6cc86"/>
    </style:style>
    <style:style style:name="T1" style:family="text">
      <style:text-properties officeooo:rsid="005c2924"/>
    </style:style>
    <style:style style:name="T2" style:family="text">
      <style:text-properties officeooo:rsid="005d5ff7"/>
    </style:style>
    <style:style style:name="T3" style:family="text">
      <style:text-properties officeooo:rsid="0066f749"/>
    </style:style>
    <style:style style:name="T4" style:family="text">
      <style:text-properties fo:font-size="12pt" fo:font-weight="normal"/>
    </style:style>
    <style:style style:name="T5" style:family="text">
      <style:text-properties fo:font-size="12pt" fo:font-weight="normal" officeooo:rsid="0066f749"/>
    </style:style>
    <style:style style:name="T6" style:family="text">
      <style:text-properties officeooo:rsid="006cba80"/>
    </style:style>
    <style:style style:name="T7" style:family="text">
      <style:text-properties style:font-name="Liberation Serif"/>
    </style:style>
    <style:style style:name="T8" style:family="text">
      <style:text-properties style:font-name="Liberation Serif" fo:font-size="12pt" fo:font-weight="normal" officeooo:rsid="0071f748"/>
    </style:style>
    <style:style style:name="T9" style:family="text">
      <style:text-properties style:font-name="Liberation Serif" fo:font-size="12pt" fo:font-weight="normal" officeooo:rsid="00781424"/>
    </style:style>
    <style:style style:name="T10" style:family="text">
      <style:text-properties style:font-name="Liberation Serif" officeooo:rsid="0071f748"/>
    </style:style>
    <style:style style:name="T11" style:family="text">
      <style:text-properties fo:font-variant="normal" fo:text-transform="none" style:use-window-font-color="true" style:font-name="Liberation Serif" fo:letter-spacing="normal" fo:font-style="normal"/>
    </style:style>
    <style:style style:name="T12" style:family="text">
      <style:text-properties fo:font-variant="normal" fo:text-transform="none" style:use-window-font-color="true" style:font-name="Liberation Serif" fo:letter-spacing="normal" fo:font-style="normal" officeooo:rsid="007e5666"/>
    </style:style>
    <style:style style:name="T13" style:family="text">
      <style:text-properties fo:font-variant="normal" fo:text-transform="none" style:use-window-font-color="true" style:font-name="Liberation Serif" fo:letter-spacing="normal" fo:font-style="normal" officeooo:rsid="007faa48"/>
    </style:style>
    <style:style style:name="T14" style:family="text">
      <style:text-properties fo:font-variant="normal" fo:text-transform="none" style:use-window-font-color="true" style:font-name="Liberation Serif" fo:letter-spacing="normal" fo:font-style="normal" officeooo:rsid="00818fef"/>
    </style:style>
    <style:style style:name="T15" style:family="text">
      <style:text-properties fo:font-variant="normal" fo:text-transform="none" style:use-window-font-color="true" style:font-name="Liberation Serif" fo:letter-spacing="normal" fo:font-style="normal" officeooo:rsid="00865d37"/>
    </style:style>
    <style:style style:name="T16" style:family="text">
      <style:text-properties fo:font-variant="normal" fo:text-transform="none" style:use-window-font-color="true" style:font-name="Liberation Serif" fo:letter-spacing="normal" fo:font-style="normal" officeooo:rsid="0089efb9"/>
    </style:style>
    <style:style style:name="T17" style:family="text">
      <style:text-properties fo:font-variant="normal" fo:text-transform="none" style:use-window-font-color="true" style:font-name="Liberation Serif" fo:letter-spacing="normal" fo:font-style="normal" officeooo:rsid="008a4ab9"/>
    </style:style>
    <style:style style:name="T18" style:family="text">
      <style:text-properties fo:font-variant="normal" fo:text-transform="none" style:use-window-font-color="true" style:font-name="Liberation Serif" fo:letter-spacing="normal" fo:font-style="normal" officeooo:rsid="008b4559"/>
    </style:style>
    <style:style style:name="T19" style:family="text">
      <style:text-properties fo:font-variant="normal" fo:text-transform="none" style:use-window-font-color="true" style:font-name="Liberation Serif" fo:letter-spacing="normal" fo:font-style="normal" officeooo:rsid="008c47cb"/>
    </style:style>
    <style:style style:name="T20" style:family="text">
      <style:text-properties fo:font-variant="normal" fo:text-transform="none" style:use-window-font-color="true" style:font-name="Liberation Serif" fo:letter-spacing="normal" fo:font-style="normal" officeooo:rsid="008d5077"/>
    </style:style>
    <style:style style:name="T21" style:family="text">
      <style:text-properties fo:font-variant="normal" fo:text-transform="none" style:use-window-font-color="true" style:font-name="Liberation Serif" fo:letter-spacing="normal" fo:font-style="normal" officeooo:rsid="008f527f"/>
    </style:style>
    <style:style style:name="T22" style:family="text">
      <style:text-properties fo:font-variant="normal" fo:text-transform="none" style:use-window-font-color="true" style:font-name="Liberation Serif" fo:letter-spacing="normal" fo:font-style="normal" officeooo:rsid="0090287b"/>
    </style:style>
    <style:style style:name="T23" style:family="text">
      <style:text-properties fo:font-variant="normal" fo:text-transform="none" style:use-window-font-color="true" style:font-name="Liberation Serif" fo:letter-spacing="normal" fo:font-style="normal" officeooo:rsid="00923003"/>
    </style:style>
    <style:style style:name="T24" style:family="text">
      <style:text-properties fo:font-variant="normal" fo:text-transform="none" style:use-window-font-color="true" style:font-name="Liberation Serif" fo:letter-spacing="normal" fo:font-style="normal" officeooo:rsid="009715a4"/>
    </style:style>
    <style:style style:name="T25" style:family="text">
      <style:text-properties fo:font-variant="normal" fo:text-transform="none" style:use-window-font-color="true" style:font-name="Liberation Serif" fo:letter-spacing="normal" fo:font-style="normal" officeooo:rsid="00979d7a"/>
    </style:style>
    <style:style style:name="T26" style:family="text">
      <style:text-properties fo:font-variant="normal" fo:text-transform="none" style:use-window-font-color="true" style:font-name="Liberation Serif" fo:letter-spacing="normal" fo:font-style="normal" officeooo:rsid="0099d2cc"/>
    </style:style>
    <style:style style:name="T27" style:family="text">
      <style:text-properties fo:font-variant="normal" fo:text-transform="none" style:use-window-font-color="true" style:font-name="Liberation Serif" fo:letter-spacing="normal" fo:font-style="normal" officeooo:rsid="009e6c37"/>
    </style:style>
    <style:style style:name="T28" style:family="text">
      <style:text-properties fo:font-variant="normal" fo:text-transform="none" style:use-window-font-color="true" style:font-name="Liberation Serif" fo:letter-spacing="normal" fo:font-style="normal" officeooo:rsid="009f7442"/>
    </style:style>
    <style:style style:name="T29" style:family="text">
      <style:text-properties fo:font-variant="normal" fo:text-transform="none" style:use-window-font-color="true" style:font-name="Liberation Serif" fo:letter-spacing="normal" fo:font-style="normal" officeooo:rsid="00a20b3c"/>
    </style:style>
    <style:style style:name="T30" style:family="text">
      <style:text-properties fo:font-variant="normal" fo:text-transform="none" style:use-window-font-color="true" style:font-name="Liberation Serif" fo:letter-spacing="normal" fo:font-style="normal" officeooo:rsid="00a2c343"/>
    </style:style>
    <style:style style:name="T31" style:family="text">
      <style:text-properties fo:font-variant="normal" fo:text-transform="none" style:use-window-font-color="true" style:font-name="Liberation Serif" fo:letter-spacing="normal" fo:font-style="normal" officeooo:rsid="00a45029"/>
    </style:style>
    <style:style style:name="T32" style:family="text">
      <style:text-properties fo:font-variant="normal" fo:text-transform="none" style:use-window-font-color="true" style:font-name="Liberation Serif" fo:letter-spacing="normal" fo:font-style="normal" officeooo:rsid="00a9a142"/>
    </style:style>
    <style:style style:name="T33" style:family="text">
      <style:text-properties fo:font-variant="normal" fo:text-transform="none" style:use-window-font-color="true" style:font-name="Liberation Serif" fo:letter-spacing="normal" fo:font-style="normal" officeooo:rsid="00a9b1a5"/>
    </style:style>
    <style:style style:name="T34" style:family="text">
      <style:text-properties fo:font-variant="normal" fo:text-transform="none" style:use-window-font-color="true" style:font-name="Liberation Serif" fo:letter-spacing="normal" fo:font-style="normal" officeooo:rsid="00ab42b9"/>
    </style:style>
    <style:style style:name="T35" style:family="text">
      <style:text-properties fo:font-variant="normal" fo:text-transform="none" style:use-window-font-color="true" style:font-name="Liberation Serif" fo:letter-spacing="normal" fo:font-style="normal" officeooo:rsid="00ab994b"/>
    </style:style>
    <style:style style:name="T36" style:family="text">
      <style:text-properties fo:font-variant="normal" fo:text-transform="none" style:use-window-font-color="true" style:font-name="Liberation Serif" fo:letter-spacing="normal" fo:font-style="normal" officeooo:rsid="00ae14f0"/>
    </style:style>
    <style:style style:name="T37" style:family="text">
      <style:text-properties fo:font-variant="normal" fo:text-transform="none" style:use-window-font-color="true" style:font-name="Liberation Serif" fo:letter-spacing="normal" fo:font-style="normal" officeooo:rsid="00af208e"/>
    </style:style>
    <style:style style:name="T38" style:family="text">
      <style:text-properties fo:font-variant="normal" fo:text-transform="none" style:use-window-font-color="true" style:font-name="Liberation Serif" fo:letter-spacing="normal" fo:font-style="normal" officeooo:rsid="00b03524"/>
    </style:style>
    <style:style style:name="T39" style:family="text">
      <style:text-properties fo:font-variant="normal" fo:text-transform="none" style:use-window-font-color="true" style:font-name="Liberation Serif" fo:letter-spacing="normal" fo:font-style="normal" officeooo:rsid="00b09ec2"/>
    </style:style>
    <style:style style:name="T40" style:family="text">
      <style:text-properties fo:font-variant="normal" fo:text-transform="none" style:use-window-font-color="true" style:font-name="Liberation Serif" fo:letter-spacing="normal" fo:font-style="normal" officeooo:rsid="00b0b652"/>
    </style:style>
    <style:style style:name="T41" style:family="text">
      <style:text-properties fo:font-variant="normal" fo:text-transform="none" style:use-window-font-color="true" style:font-name="Liberation Serif" fo:letter-spacing="normal" fo:font-style="normal" officeooo:rsid="00b15f47"/>
    </style:style>
    <style:style style:name="T42" style:family="text">
      <style:text-properties fo:font-variant="normal" fo:text-transform="none" style:use-window-font-color="true" style:font-name="Liberation Serif" fo:letter-spacing="normal" fo:font-style="normal" officeooo:rsid="00b36b60"/>
    </style:style>
    <style:style style:name="T43" style:family="text">
      <style:text-properties fo:font-variant="normal" fo:text-transform="none" style:use-window-font-color="true" style:font-name="Liberation Serif" fo:letter-spacing="normal" fo:font-style="normal" officeooo:rsid="00b4fa39"/>
    </style:style>
    <style:style style:name="T44" style:family="text">
      <style:text-properties fo:font-variant="normal" fo:text-transform="none" style:use-window-font-color="true" style:font-name="Liberation Serif" fo:letter-spacing="normal" fo:font-style="normal" officeooo:rsid="00b596ac"/>
    </style:style>
    <style:style style:name="T45" style:family="text">
      <style:text-properties fo:font-variant="normal" fo:text-transform="none" style:use-window-font-color="true" style:font-name="Liberation Serif" fo:letter-spacing="normal" fo:font-style="normal" officeooo:rsid="00b6a896"/>
    </style:style>
    <style:style style:name="T46" style:family="text">
      <style:text-properties fo:font-variant="normal" fo:text-transform="none" style:use-window-font-color="true" style:font-name="Liberation Serif" fo:letter-spacing="normal" fo:font-style="normal" officeooo:rsid="00b81813"/>
    </style:style>
    <style:style style:name="T47" style:family="text">
      <style:text-properties fo:font-variant="normal" fo:text-transform="none" style:use-window-font-color="true" style:font-name="Liberation Serif" fo:letter-spacing="normal" fo:font-style="normal" officeooo:rsid="00ba2351"/>
    </style:style>
    <style:style style:name="T48" style:family="text">
      <style:text-properties fo:font-variant="normal" fo:text-transform="none" style:use-window-font-color="true" style:font-name="Liberation Serif" fo:letter-spacing="normal" fo:font-style="normal" officeooo:rsid="00bc34b9"/>
    </style:style>
    <style:style style:name="T49" style:family="text">
      <style:text-properties fo:font-variant="normal" fo:text-transform="none" style:use-window-font-color="true" style:font-name="Liberation Serif" fo:letter-spacing="normal" fo:font-style="normal" officeooo:rsid="00bd8c0e"/>
    </style:style>
    <style:style style:name="T50" style:family="text">
      <style:text-properties fo:font-variant="normal" fo:text-transform="none" style:use-window-font-color="true" style:font-name="Liberation Serif" fo:font-size="12pt" fo:letter-spacing="normal" fo:font-style="normal" fo:font-weight="normal" officeooo:rsid="00bc34b9"/>
    </style:style>
    <style:style style:name="T51" style:family="text">
      <style:text-properties fo:font-variant="normal" fo:text-transform="none" style:use-window-font-color="true" style:font-name="Liberation Serif" fo:font-size="12pt" fo:letter-spacing="normal" fo:font-style="normal" fo:font-weight="normal" officeooo:rsid="00bd8c0e"/>
    </style:style>
    <style:style style:name="T52" style:family="text">
      <style:text-properties fo:font-variant="normal" fo:text-transform="none" style:use-window-font-color="true" style:font-name="Liberation Serif" fo:font-size="12pt" fo:letter-spacing="normal" fo:font-style="normal" fo:font-weight="normal" officeooo:rsid="00c007dd"/>
    </style:style>
    <style:style style:name="T53" style:family="text">
      <style:text-properties fo:font-variant="normal" fo:text-transform="none" style:use-window-font-color="true" style:font-name="Liberation Serif" fo:font-size="12pt" fo:letter-spacing="normal" fo:font-style="normal" fo:font-weight="normal" officeooo:rsid="00c0c9c5"/>
    </style:style>
    <style:style style:name="T54" style:family="text">
      <style:text-properties fo:font-variant="normal" fo:text-transform="none" style:use-window-font-color="true" style:font-name="Liberation Serif" fo:font-size="12pt" fo:letter-spacing="normal" fo:font-style="normal" fo:font-weight="normal" officeooo:rsid="00c4a28f"/>
    </style:style>
    <style:style style:name="T55" style:family="text">
      <style:text-properties fo:font-variant="normal" fo:text-transform="none" style:use-window-font-color="true" style:font-name="Liberation Serif" fo:font-size="12pt" fo:letter-spacing="normal" fo:font-style="normal" fo:font-weight="normal" officeooo:rsid="00c50ec2"/>
    </style:style>
    <style:style style:name="T56" style:family="text">
      <style:text-properties fo:font-variant="normal" fo:text-transform="none" style:use-window-font-color="true" style:font-name="Liberation Serif" fo:font-size="12pt" fo:letter-spacing="normal" fo:font-style="normal" fo:font-weight="normal" officeooo:rsid="00c6d50a"/>
    </style:style>
    <style:style style:name="T57" style:family="text">
      <style:text-properties fo:font-variant="normal" fo:text-transform="none" style:use-window-font-color="true" style:font-name="Liberation Serif" fo:font-size="12pt" fo:letter-spacing="normal" fo:font-style="normal" fo:font-weight="normal" officeooo:rsid="00c7ec1f"/>
    </style:style>
    <style:style style:name="T58" style:family="text">
      <style:text-properties fo:font-variant="normal" fo:text-transform="none" style:use-window-font-color="true" style:font-name="Liberation Serif" fo:font-size="12pt" fo:letter-spacing="normal" fo:font-style="normal" fo:font-weight="normal" officeooo:rsid="00c87b04"/>
    </style:style>
    <style:style style:name="T59" style:family="text">
      <style:text-properties fo:font-variant="normal" fo:text-transform="none" style:use-window-font-color="true" style:font-name="Liberation Serif" fo:font-size="12pt" fo:letter-spacing="normal" fo:font-style="normal" fo:font-weight="normal" officeooo:rsid="00cad289"/>
    </style:style>
    <style:style style:name="T60" style:family="text">
      <style:text-properties fo:font-variant="normal" fo:text-transform="none" style:use-window-font-color="true" style:font-name="Liberation Serif" fo:font-size="12pt" fo:letter-spacing="normal" fo:font-style="normal" fo:font-weight="normal" officeooo:rsid="00cc0a28"/>
    </style:style>
    <style:style style:name="T61" style:family="text">
      <style:text-properties fo:font-variant="normal" fo:text-transform="none" style:use-window-font-color="true" style:font-name="Liberation Serif" fo:font-size="12pt" fo:letter-spacing="normal" fo:font-style="normal" fo:font-weight="normal" officeooo:rsid="00cd0bb1"/>
    </style:style>
    <style:style style:name="T62" style:family="text">
      <style:text-properties fo:font-variant="normal" fo:text-transform="none" style:use-window-font-color="true" style:font-name="Liberation Serif" fo:font-size="12pt" fo:letter-spacing="normal" fo:font-style="normal" fo:font-weight="normal" officeooo:rsid="00ce78fc"/>
    </style:style>
    <style:style style:name="T63" style:family="text">
      <style:text-properties fo:font-variant="normal" fo:text-transform="none" style:use-window-font-color="true" style:font-name="Liberation Serif" fo:font-size="12pt" fo:letter-spacing="normal" fo:font-style="normal" fo:font-weight="normal" officeooo:rsid="00cf8f0b"/>
    </style:style>
    <style:style style:name="T64" style:family="text">
      <style:text-properties fo:font-variant="normal" fo:text-transform="none" style:use-window-font-color="true" style:font-name="Liberation Serif" fo:font-size="12pt" fo:letter-spacing="normal" fo:font-style="normal" fo:font-weight="normal" officeooo:rsid="00d02c39"/>
    </style:style>
    <style:style style:name="T65" style:family="text">
      <style:text-properties fo:font-variant="normal" fo:text-transform="none" style:use-window-font-color="true" style:font-name="Liberation Serif" fo:font-size="12pt" fo:letter-spacing="normal" fo:font-style="normal" fo:font-weight="normal" officeooo:rsid="00d3da19"/>
    </style:style>
    <style:style style:name="T66" style:family="text">
      <style:text-properties fo:font-variant="normal" fo:text-transform="none" style:use-window-font-color="true" style:font-name="Liberation Serif" fo:font-size="12pt" fo:letter-spacing="normal" fo:font-style="normal" fo:font-weight="normal" officeooo:rsid="00d409f6"/>
    </style:style>
    <style:style style:name="T67" style:family="text">
      <style:text-properties fo:font-variant="normal" fo:text-transform="none" style:use-window-font-color="true" style:font-name="Liberation Serif" fo:font-size="12pt" fo:letter-spacing="normal" fo:font-style="normal" fo:font-weight="normal" officeooo:rsid="00d6cc86"/>
    </style:style>
    <style:style style:name="T68" style:family="text">
      <style:text-properties fo:font-variant="normal" fo:text-transform="none" style:use-window-font-color="true" style:text-line-through-style="none" style:text-line-through-type="none" style:font-name="Slack-Lato" fo:font-size="9pt" fo:letter-spacing="normal" fo:font-style="normal" style:text-underline-style="none" fo:font-weight="normal" officeooo:rsid="00c4a28f" style:text-blinking="false"/>
    </style:style>
    <style:style style:name="T69" style:family="text">
      <style:text-properties fo:font-variant="normal" fo:text-transform="none" fo:color="#1d1c1d" style:font-name="Liberation Serif" fo:font-size="12pt" fo:letter-spacing="normal" fo:font-style="normal" fo:font-weight="normal" officeooo:rsid="00c4a28f"/>
    </style:style>
    <style:style style:name="T70" style:family="text">
      <style:text-properties fo:font-variant="normal" fo:text-transform="none" fo:color="#1d1c1d" style:font-name="Slack-Lato" fo:font-size="9pt" fo:letter-spacing="normal" fo:font-style="normal" fo:font-weight="normal" officeooo:rsid="00c4a28f"/>
    </style:style>
    <style:style style:name="T71" style:family="text">
      <style:text-properties fo:font-variant="normal" fo:text-transform="none" fo:color="#1d1c1d" style:font-name="Slack-Lato" fo:font-size="9pt" fo:letter-spacing="normal" fo:font-style="italic" fo:font-weight="normal" officeooo:rsid="00c4a28f"/>
    </style:style>
    <style:style style:name="T72" style:family="text">
      <style:text-properties fo:font-variant="normal" fo:text-transform="none" fo:color="#1d1c1d" style:text-line-through-style="none" style:text-line-through-type="none" style:font-name="Slack-Lato" fo:font-size="9pt" fo:letter-spacing="normal" fo:font-style="normal" style:text-underline-style="none" fo:font-weight="normal" officeooo:rsid="00c4a28f" style:text-blinking="false" loext:padding="0in" loext:border="none"/>
    </style:style>
    <style:style style:name="T73" style:family="text">
      <style:text-properties style:use-window-font-color="true" style:font-name="Liberation Serif" fo:font-size="12pt" fo:font-weight="normal" officeooo:rsid="007e566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Я думаю, что достаточно хорошо, потому что терапия начала работать. <text:span text:style-name="T1">Я чувствую примиренность, принятие и понимание своего прошлого. Первый раз после своих тревожно-депрессивных периодов я наконец понял, осознал, признал, что я здоровый молодой взрослый человек. </text:span></text:p>
      <text:p text:style-name="P6">Я замечаю, что стал меньше уставать. Возможные причины – более внимательное отношение к себе, отказ от помидорок, возобновление приема B12 и таурина.</text:p>
      <text:p text:style-name="P6">Засчет терапии я понял, что неправда, что я сломанный и неправильный. Это большое облегчение, благодаря которому я гораздо уютнее и гармоничнее чувствую себя среди людей. </text:p>
      <text:p text:style-name="P6">Я замечаю, что сейчас мне больше стало хотеться менять свою жизнь и развиваться (в том числе наконец применять рациональность). Я как будто повзрослел и увидел, что мне уже не 16, я в безопасности. </text:p>
      <text:p text:style-name="P6">Я сильно повысил уверенность в том, что крепкие социальные связи вносят существенный вклад в благополучие человека, поэтому ставлю сейчас это важным приоритетом в жизни.</text:p>
      <text:p text:style-name="P6">Стоит сказать, что я сейчас не такой организованный, <text:span text:style-name="T2">эрудированный, </text:span>дружелюбный, наслаждающийся жизнью, <text:span text:style-name="T2">счастливый, каким могу и хочу быть. Я буду работать над этим в мае. У меня есть сильный эффект гало в отношении себя – я привык считать, что раз у меня очень низкая тревожность и импульсивность, значит я вообще психологически безупречен. </text:span></text:p>
      <text:p text:style-name="P7">Я коммичусь прочитать за май 4 книги: </text:p>
      <text:p text:style-name="P7">Carol S. Dweck - Mindset The New Psychology of Success </text:p>
      <text:p text:style-name="P7">Marshall B. Rosenberg - Nonviolent Communication </text:p>
      <text:p text:style-name="P7">Shinzen Young Five Ways to Know Yourself</text:p>
      <text:p text:style-name="P7">Митио Каку – Будущее человечества</text:p>
      <text:p text:style-name="P7">В первый трех, мне кажется, зарыта для меня большая дельта.</text:p>
      <text:p text:style-name="P7">Еще коммичусь хотя бы 3 раза поучаствовать в сессиях ННО и <text:s/>хотя бы 3 раза поучаствовать в сессиях УЭ.</text:p>
      <text:p text:style-name="P7"/>
      <text:p text:style-name="P8">#привет</text:p>
      <text:p text:style-name="P8">Я Миша, мне 21 год, я заканчиваю бакалавриат Факультета Математики НИУ ВШЭ, параллельно учусь в Школе Анализа Данных, стажируюсь в Яндексе. Около полутора лет знаком с рациональностью, этой зимой был на воркшопе Кочерги. Около двух лет придерживаюсь вегетарианства переменно с веганством. Медитирую – суммарно насидел около 300 часов. Я знаком с эффективным альтруизмом, хочу построить карьеру с максимальной пользой для мира.</text:p>
      <text:p text:style-name="P8">В этом месяце я решил приоритизировать построение социальных связей и чтение книг, поэтому решил вступить сюда.</text:p>
      <text:p text:style-name="P8"/>
      <text:p text:style-name="P9">Сейчас мне довольно нравится вставать, я вижу энергию и энтузиазм (но их бывало и больше). Мне удается просыпаться без будильника около 6:30, это очень комфортно. Я по утрам медитирую, так что есть некоторый элемент предвкушения интересной практики.</text:p>
      <text:p text:style-name="P9">Но вообще сам факт, что я обладаю субъективным опытом, продолжает мне казаться чудом.</text:p>
      <text:p text:style-name="P9">Я вчера оценил себя по нескольким психологическим опросникам и увидел, что, вообще говоря, я не так продуктивен, дружелюбен, счастлив, каким могу и хочу быть, поэтому в этом месяце больше приоритизирую личное благосостояние.</text:p>
      <text:p text:style-name="P9">Кстати, ты, вероятно, заканчиваешь институт? Какой? Пишешь диплом? </text:p>
      <text:p text:style-name="P9"/>
      <text:p text:style-name="P10">Я думаю, можно было бы так резюмировать:</text:p>
      <text:p text:style-name="P10">в маленьких дозах – уменьшение тревожности, импульсивности, агрессивности</text:p>
      <text:p text:style-name="P10"><text:soft-page-break/>в средних – в добавление к этому умение меньше страдать, когда неприятно, и больше ценить моменты, когда приятно, развитие метакогнитивного осознавания, умение видеть реальность за своими историями о ней</text:p>
      <text:p text:style-name="P10">в больших - <text:s/>в добавление к этому глубокие инсайты в непостоянство, несамосущность и неудовлетворяемость всех феноменов, в природу ума, безличностность мыслей, с небольшой вероятностью галлюцинаций, психоза, тяжелой депрессии</text:p>
      <text:p text:style-name="P10">Но это очень большая тема, я в ней еще новичок.</text:p>
      <text:p text:style-name="P10"/>
      <text:p text:style-name="P10">Я думаю, что достаточно хорошо, потому что психотерапия начала работать. Я чувствую примиренность, принятие и понимание своего прошлого. Первый раз после своих тревожно-депрессивных периодов я наконец понял, осознал, признал, что я здоровый молодой взрослый человек. </text:p>
      <text:p text:style-name="P10">Я замечаю, что стал меньше уставать. Возможные причины – более внимательное отношение к себе, отказ от помидорок, возобновление приема B12 и таурина.</text:p>
      <text:p text:style-name="P10">Засчет терапии я понял, что неправда, что я сломанный и неправильный. Это большое облегчение, благодаря которому я гораздо уютнее и гармоничнее чувствую себя среди людей. </text:p>
      <text:p text:style-name="P10">Я замечаю, что сейчас мне больше стало хотеться менять свою жизнь и развиваться (в том числе наконец применять рациональность). Я как будто повзрослел и увидел, что мне уже не 16, я в безопасности. </text:p>
      <text:p text:style-name="P10">Я сильно повысил уверенность в том, что крепкие социальные связи вносят существенный вклад в благополучие человека, поэтому ставлю сейчас это важным приоритетом в жизни.</text:p>
      <text:p text:style-name="P10">Стоит сказать, что я сейчас не такой организованный, эрудированный, дружелюбный, наслаждающийся жизнью, счастливый, каким могу и хочу быть. Я буду работать над этим в мае. У меня есть сильный эффект гало в отношении себя – я привык считать, что раз у меня очень низкая тревожность и импульсивность, значит я вообще психологически безупречен. </text:p>
      <text:p text:style-name="P10"/>
      <text:p text:style-name="P10">Если говорить по нношному, то у меня из-за института, шада и работы не закрываются потребности в веселье, обучении, развитии, самовыражении, свободе, легкости, эффективности и вовлеченности.</text:p>
      <text:p text:style-name="P10"/>
      <text:p text:style-name="P10">Могли бы мы в течение мая, пожалуйста, созвониться по поводу ЭА и карьеры? Я вижу, что помимо PhD в машинном обучении у меня нет сценариев своего будущего, и, смотря на то, как я с трудом и неприязнью заканчиваю бакалавриат, я понимаю, что хочу иметь представление о других сценариях. Я хочу хотя бы примерно уметь отвечать на вопрос "Как я хочу зарабатывать деньги", сейчас я вообще не умею на него отвечать.</text:p>
      <text:p text:style-name="P10"/>
      <text:p text:style-name="P10">Соня, могла ли бы ты сказать, сколько примерно часов ты выделила на подготовку к математической части <text:span text:style-name="T3">и английской части </text:span>для поступления в Сколтех? Сколько часов ты делала самопрезентацию, сколько часов репетировала ее рассказ? В этом году финалы олимпиады SLT будут 23-24 мая, я хочу подготовиться достаточно хорошо, чтобы меня взяли. </text:p>
      <text:p text:style-name="P10">Как бы ты оценила априорные шансы выпускника матфака поступить туда? Эта тема вызывает у меня тревожность.</text:p>
      <text:p text:style-name="P10"/>
      <text:p text:style-name="P11"><text:span text:style-name="T3">Митя</text:span>, мог ли бы ты сказать, сколько примерно часов ты выделил на подготовку к математической части <text:span text:style-name="T3">и английской части </text:span>для поступления в Сколтех? Сколько часов ты делал самопрезентацию, сколько часов репетировал ее рассказ? В этом году финалы олимпиады SLT будут 23-24 мая, я хочу подготовиться достаточно хорошо, чтобы меня взяли. </text:p>
      <text:p text:style-name="P11">Как бы ты оценила априорные шансы выпускника матфака поступить туда? Эта тема вызывает у меня тревожность.</text:p>
      <text:p text:style-name="P12"><text:soft-page-break/>Я замечаю, что в целом очень похожая ситуация происходит, когда я работаю в команде над проектом. Первоначальный энтузиазм сменяется нейтральным отношением, затем наступает разочарование и отвращение, и в конце нет результатов. Так было на моих стажировках в Тинькофф Банке и Сбербанке, с дипломной работой (это совместный проект под менторством одного аспиранта – сотруднкиа лаборатории на ФКН) и сейчас происходит со стажировкой в Яндексе (отвращение довольно слабое, но я все равно ничего не развиваю у себя на этой работе).</text:p>
      <text:p text:style-name="P12"/>
      <text:p text:style-name="P13"><text:span text:style-name="T5">By using the methods I describe in this book, I have repeatedly achieved almost a 300 percent increase in lasting change for individuals and groups.</text:span><text:bookmark text:name="rch1en11"/><text:span text:style-name="T3"> </text:span><text:span text:style-name="T5">By this I mean, when compared to a “control” </text:span><text:span text:style-name="T4">group, people in my research studies who used these methods were almost three times as likely to change their behavior.</text:span></text:p>
      <text:p text:style-name="P14">Отрывок из Stick with it.</text:p>
      <text:p text:style-name="P21"/>
      <text:p text:style-name="P14">На самом деле увеличение числа на 300% - это увеличение числа в 4 раза. Более общая формула – если х увеличилось на а%, то х увеличилось в 1 + а/100 раз.</text:p>
      <text:p text:style-name="P14"/>
      <text:p text:style-name="P14">Mikhail Zybin, [02.05.20 22:16]</text:p>
      <text:p text:style-name="P14">Если говорить только о Дхарме, то лично у меня скорее нет, но я знаю списки книг трех людей.</text:p>
      <text:p text:style-name="P14">https://www.integrateddaniel.info/book-list</text:p>
      <text:p text:style-name="P14">https://shargrolpostscompilation.blogspot.com/p/blog-page.html#myfavoritebooks</text:p>
      <text:p text:style-name="P14">https://meditationstuff.wordpress.com/top-book-recommendations/</text:p>
      <text:p text:style-name="P14"/>
      <text:p text:style-name="P14">Если вообще про жизнь, то у меня что-то лежит здесь https://www.notion.so/zybinmikhail/f15c9d4fac2041c586c6b9162cdc6fe6?v=4e99a16ae1da466d9c3ebf537c43ac86</text:p>
      <text:p text:style-name="P14">что-то написано на бумажках и приклеено на плакат</text:p>
      <text:p text:style-name="P14"/>
      <text:p text:style-name="P14">Понятного плана нет. За январь-апрель я не прочитал полностью ничего, в этом месяце буду читать, помимо Шинзена,</text:p>
      <text:p text:style-name="P14">Carol S. Dweck - Mindset The New Psychology of Success </text:p>
      <text:p text:style-name="P14">Marshall B. Rosenberg - Nonviolent Communication </text:p>
      <text:p text:style-name="P14">Sean Young - Stick With It</text:p>
      <text:p text:style-name="P14">Митио Каку – Будущее человечества</text:p>
      <text:p text:style-name="P14"/>
      <text:p text:style-name="P22">Мне довольно нравится эта идея, потому что я так никогда не делал, и к тому же у меня есть большое незнание в этом вопросе. Если говорить о времени, то у меня на этой неделе вроде вечера среды и субботы не заняты, а так в целом месяц довольно загруженный – надо бакалавриат завершить. <text:span text:style-name="T6">Ты вдвоем предлагаешь или еще с кем-то? Вероятно, больше 1.5 часов за раз я не смогу выделять (я пессимистичен по поводу того, сколько у меня будет занимать доучивание недовыученных материалов для экзаменов).</text:span></text:p>
      <text:p text:style-name="P1"><text:span text:style-name="T7">Ты, кстати, знаешь, что Миша Ягудин и Саша Бережной проводят беседы с людьми про ЭА, карьеру и все такое? </text:span><text:a xlink:type="simple" xlink:href="https://calendly.com/mishayagudin" text:style-name="Internet_20_link" text:visited-style-name="Visited_20_Internet_20_Link"><text:span text:style-name="T7">https://calendly.com/mishayagudin</text:span></text:a><text:span text:style-name="T7"> </text:span><text:a xlink:type="simple" xlink:href="https://calendly.com/abspace" text:style-name="Internet_20_link" text:visited-style-name="Visited_20_Internet_20_Link"><text:span text:style-name="T7">https://calendly.com/abspace</text:span></text:a><text:span text:style-name="T7"> Я в этом месяце хочу хотя бы с одним из них поговорить, но пока не планировал, когда.</text:span></text:p>
      <text:p text:style-name="P23"/>
      <text:p text:style-name="P23">Мое желание заниматься ai safety сейчас никак не выражается эмпирически – я ничего не делаю в этом направлении. Глядя на то, как неприятно мне сейчас учиться в институте, я несколько уменьшил уверенность в том, что быть ресерчером для меня – лучший вариант, тем более про другие варианты я даже не думал и не сравнивал.</text:p>
      <text:p text:style-name="P23"/>
      <text:p text:style-name="P23"><text:soft-page-break/>Я сходил на прошлой неделе на это мероприятие, мне очень понравилось это внимательное и бережное отношение к своим чувствам и потребностям. Я замечаю, что у меня долгое время было неправильное понимание анатты – я попросту думал, что меня нет, и интересоваться тем, что я чувствую и хочу, незачем (ведь там же в голове нет никого, кто бы чувствовал и хотел). Я предполагаю, что ННО поможет это исправить.</text:p>
      <text:p text:style-name="P23"/>
      <text:p text:style-name="P24">Мое мнение о человеке, о котором я почти нчиего не знаю, не стоит считать особенно валидным – как будет больше свободного времени, посмотрю обязательно его лекции какие-нибудь. Мне сейчас нравится в нем то, что он придумывает оригинальные идеи, что строит масштабные планы, что он активный и целеориентированный. Я видел его фразу “Мои мечты – это мои цели”, мне это понравилось.</text:p>
      <text:p text:style-name="P24">Сочувствую с градусником. Ничего про это не знаю, но не удивлен, что ситуация такая плачевная.</text:p>
      <text:p text:style-name="P24"/>
      <text:p text:style-name="P25">Что вы думаете про Carol Dweck и ее книгу про Mindset? Я вижу, что у авторки индекс Хирша 128 и она получает многомиллионные гранты на исследования, ее книгу рекомендуют 80000 часов, и CFAR в своем лонгитюдном исследовании использовали вопросы из книги. Однако на википедии сказано, что ее исследования не удавалось реплицировать. Growth mindset – реально существующая штука? Это звучит немного так, как будто карта влияет на территорию и как будто верить в определенные убеждения полезно, что меня настораживает.</text:p>
      <text:p text:style-name="P25">Книгу сейчас читаю, очень нравится, но есть доля скепсиса.</text:p>
      <text:p text:style-name="P25"/>
      <text:p text:style-name="P26">Вот мой граф https://nirvana.yandex-team.ru/flow/a481770d-6325-4705-977c-b62b9f731b6d/8a8d10c4-06c4-4684-b65f-3c0f484e43e7/graph</text:p>
      <text:p text:style-name="P2"><text:span text:style-name="T7">Там я использую таблицу </text:span><text:a xlink:type="simple" xlink:href="https://yt.yandex-team.ru/arnold/navigation?path=//home/mlp/zybinmikhail/rpc_factors_with_leo&amp;" text:style-name="Internet_20_link" text:visited-style-name="Visited_20_Internet_20_Link"><text:span text:style-name="T7">https://yt.yandex-team.ru/arnold/navigation?path=//home/mlp/zybinmikhail/rpc_factors_with_leo&amp;</text:span></text:a></text:p>
      <text:p text:style-name="P26">в которую добавил стоблец PriorCTR.</text:p>
      <text:p text:style-name="P26">Когда я поднимаю локально бекенд, я ожидаю, что он поднимется, однако возникает ошибка </text:p>
      <text:p text:style-name="P26">```</text:p>
      <text:p text:style-name="P2"><text:span text:style-name="Source_20_Text"><text:span text:style-name="T7">uncaught exception: address -&gt; 0x7f7956b48190 what() -&gt; "dj/lib/recommender/program.cpp:42: Missing input feature "ReplPriorCTR" for component catboost_feature_extractor_toloka_pf" type -&gt; yexception Aborted (core dumped)</text:span></text:span></text:p>
      <text:p text:style-name="P26">```</text:p>
      <text:p text:style-name="P2"><text:span text:style-name="T7">Что такое фича <text:s/></text:span><text:span text:style-name="Source_20_Text"><text:span text:style-name="T7">ReplPriorCTR? Должна ли она быть в какой-то таблице?</text:span></text:span></text:p>
      <text:p text:style-name="P2"><text:span text:style-name="Source_20_Text"><text:span text:style-name="T7"/></text:span></text:p>
      <text:p text:style-name="P4"><text:span text:style-name="Source_20_Text"><text:span text:style-name="T8">Здесь </text:span></text:span><text:a xlink:type="simple" xlink:href="https://a.yandex-team.ru/arc/trunk/arcadia/mlp/mail/smart_reply/package" text:style-name="Internet_20_link" text:visited-style-name="Visited_20_Internet_20_Link"><text:span text:style-name="Source_20_Text"><text:span text:style-name="T8">https://a.yandex-team.ru/arc/trunk/arcadia/mlp/mail/smart_reply/package</text:span></text:span></text:a><text:span text:style-name="Source_20_Text"><text:span text:style-name="T8"> локально изменяю номер ресурса для </text:span></text:span><text:span text:style-name="Source_20_Text"><text:span text:style-name="T7">шарда</text:span></text:span></text:p>
      <text:p text:style-name="P3"><text:span text:style-name="Source_20_Text"><text:span text:style-name="T10">Здесь </text:span></text:span></text:p>
      <text:p text:style-name="P3"><text:a xlink:type="simple" xlink:href="https://a.yandex-team.ru/arc/trunk/arcadia/mlp/mail/smart_reply/models/pack/toloka_pf/ya.make" text:style-name="Internet_20_link" text:visited-style-name="Visited_20_Internet_20_Link"><text:span text:style-name="Source_20_Text"><text:span text:style-name="T7">https://a.yandex-team.ru/arc/trunk/arcadia/mlp/mail/smart_reply/models/pack/toloka_pf/ya.make</text:span></text:span></text:a><text:span text:style-name="Source_20_Text"><text:span text:style-name="T7"> <text:s/></text:span></text:span><text:span text:style-name="Source_20_Text"><text:span text:style-name="T10">локально изменяю номер ресурса для модели катбуста</text:span></text:span></text:p>
      <text:p text:style-name="P4"><text:span text:style-name="Source_20_Text"><text:span text:style-name="T8">Затем из <text:s/></text:span></text:span><text:a xlink:type="simple" xlink:href="https://a.yandex-team.ru/arc/trunk/arcadia/mlp/mail/smart_reply/package" text:style-name="Internet_20_link" text:visited-style-name="Visited_20_Internet_20_Link"><text:span text:style-name="Source_20_Text"><text:span text:style-name="T8">smart_reply/package</text:span></text:span></text:a><text:span text:style-name="Source_20_Text"><text:span text:style-name="T8"> запускаю </text:span></text:span><text:span text:style-name="Source_20_Text"><text:span text:style-name="T7">ya package --checkout sr.json </text:span></text:span></text:p>
      <text:p text:style-name="P4"><text:span text:style-name="Source_20_Text"><text:span text:style-name="T8">Получаю архив, разархивирую его, затем внутри запускаю ./msr_server -c config.pbtxt -m letter_profile.pbtxt -p 14880 -l access_log </text:span></text:span></text:p>
      <text:p text:style-name="P4"><text:span text:style-name="Source_20_Text"><text:span text:style-name="T8"/></text:span></text:p>
      <text:p text:style-name="P4"><text:span text:style-name="Source_20_Text"><text:span text:style-name="T8">Что такое бандл?</text:span></text:span></text:p>
      <text:p text:style-name="P4"><text:span text:style-name="Source_20_Text"><text:span text:style-name="T8">Вот я очень не люблю среду, которую вокруг себя построил (бакалавриат, Школа Анализа Данных, работа), потому что у меня нет времени сейчас учиться и усилять интеллект, потому что надо слушать лекции, делать домашки и решать ортогональные моим целям рабочие задачи.</text:span></text:span></text:p>
      <text:p text:style-name="P4"><text:soft-page-break/><text:span text:style-name="Source_20_Text"><text:span text:style-name="T8">Я, кстати, Never Eat Alone половину прочитал в январе, но бросил, потому что мне нужны были более глубокие внутренние изменения, которые я, сейчас, кажется, получаю с помощью психотерапии.</text:span></text:span></text:p>
      <text:p text:style-name="P4"><text:span text:style-name="Source_20_Text"><text:span text:style-name="T8"/></text:span></text:p>
      <text:p text:style-name="P53"><text:span text:style-name="Source_20_Text"><text:span text:style-name="T9">Валентин, я сейчас благодаря книге Stick with It про формирование привычек понял, что в своей практике часто сильно фокусируюсь на мечтах, причем очень долгосрочных мечтах, вместо того чтобы ценить каждый маленький шаг на пути к этим мечтам. Я нередко уже видел эту идею в других местах, но сейчас, может быть, она до меня, наконец, дойдет.</text:span></text:span></text:p>
      <text:p text:style-name="P53"><text:span text:style-name="Source_20_Text"><text:span text:style-name="T9"/></text:span></text:p>
      <text:p text:style-name="P53"><text:span text:style-name="Source_20_Text"><text:span text:style-name="T9"/></text:span></text:p>
      <text:p text:style-name="P54"><text:span text:style-name="Source_20_Text"><text:span text:style-name="T73">Я упоминал сегодня перед началом книги</text:span></text:span></text:p>
      <text:p text:style-name="P55">Carol S. Dweck - Mindset The New Psychology of Success </text:p>
      <text:p text:style-name="P55">Marshall B. Rosenberg - Nonviolent Communication </text:p>
      <text:p text:style-name="P15"><text:span text:style-name="Source_20_Text"><text:span text:style-name="T11">Sean Young - Stick With It</text:span></text:span></text:p>
      <text:p text:style-name="P15"><text:span text:style-name="Source_20_Text"><text:span text:style-name="T12">Shinzen Young – 5 Ways to Know Yourself, The Science of Enlightenment</text:span></text:span></text:p>
      <text:p text:style-name="P15"><text:span text:style-name="Source_20_Text"><text:span text:style-name="T12">Я предполагаю, что, когда их прочитаю, то смогу </text:span></text:span><text:span text:style-name="Source_20_Text"><text:span text:style-name="T13">и буду хотеть </text:span></text:span><text:span text:style-name="Source_20_Text"><text:span text:style-name="T12">про них рассказать.</text:span></text:span></text:p>
      <text:p text:style-name="P15"><text:span text:style-name="Source_20_Text"><text:span text:style-name="T12"/></text:span></text:p>
      <text:p text:style-name="P16"><text:span text:style-name="Source_20_Text"><text:span text:style-name="T14">Я практикую нотинг частей опыта (только то, что слышу, только то, что чувствую в теле, только то, что воображаю), как пишет Шинзен, но у меня, по-видимому, за последние пару месяцев сухого фристайл-нотинга выработалась привычка, что внимание быстро скачет по всему подряд, поэтому мне сложно смотреть только в одну область, ведь в других тоже куча всего происходит. Если я не отмечаю мысли, а игнорирую их и отмечаю только, например, телесные ощущения, то я теряюсь в мыслях. Правда ли, что сейчас мне не хватает концентрации? Вероятно, мне стоит обратить особое внимание на Путь Безмятежности? Я давно уже не качал концентрацию, как мне кажется. Как практикующий определяет, каким путем и на какую область опыта смотреть в конкретный сит? Это нужно чередовать каждый день, или, допустим, неделю одно, неделю другое, или по настроению?</text:span></text:span></text:p>
      <text:p text:style-name="P16"><text:span text:style-name="Source_20_Text"><text:span text:style-name="T14"/></text:span></text:p>
      <text:p text:style-name="P17"><text:span text:style-name="Source_20_Text"><text:span text:style-name="T15">Что ты хочешь узнать? Чем хочешь поделиться? Что хочешь обсудить? Что ты практикуешь? Что тебе интересно именно в моем опыте?</text:span></text:span></text:p>
      <text:p text:style-name="P17"><text:span text:style-name="Source_20_Text"><text:span text:style-name="T15"/></text:span></text:p>
      <text:p text:style-name="P17"><text:span text:style-name="Source_20_Text"><text:span text:style-name="T15">Еще такой вопрос – кажется, для меня наиболее заметным и главным элементом переживания дыхания является его звук. Ощущения в носу или движения живота я не чувствую или чувствую крайне слабо. Могу ли я концентрироваться на звуке? Я про такое нигде не читал, все пишут про ноздри или живот.</text:span></text:span></text:p>
      <text:p text:style-name="P17"><text:span text:style-name="Source_20_Text"><text:span text:style-name="T16"/></text:span></text:p>
      <text:p text:style-name="P19"><text:span text:style-name="Source_20_Text"><text:span text:style-name="T18">Вот что я говорил на диалоге.</text:span></text:span></text:p>
      <text:p text:style-name="P19"><text:span text:style-name="Source_20_Text"><text:span text:style-name="T18"/></text:span></text:p>
      <text:p text:style-name="P18"><text:span text:style-name="Source_20_Text"><text:span text:style-name="T17">Просветление существует.</text:span></text:span></text:p>
      <text:p text:style-name="P18"><text:span text:style-name="Source_20_Text"><text:span text:style-name="T17">Просветление – конечная цель буддизма, реальный когнитивный феномен, у которого много аспектов, в том числе </text:span></text:span><text:span text:style-name="Source_20_Text"><text:span text:style-name="T18">глубокое </text:span></text:span><text:span text:style-name="Source_20_Text"><text:span text:style-name="T17">неконцептуальное постижение иллюзорности эго и радикальное уменьшение испытываемых страданий.</text:span></text:span></text:p>
      <text:p text:style-name="P19"><text:span text:style-name="Source_20_Text"><text:span text:style-name="T17">Я на 90% уверен, что оно существует, потому что существуют учителя медитации </text:span></text:span><text:span text:style-name="Source_20_Text"><text:span text:style-name="T18">и авторы книг (Шинзен Янг, Кеннет Фолк, Дениел Инграм, Куладаса)</text:span></text:span><text:span text:style-name="Source_20_Text"><text:span text:style-name="T17">, которые ведут себя довольно рационально, учат в духе прагматики, открытости, секулярности и целеориентированности, и которые, в том числе, рассказывают про Просветление, </text:span></text:span><text:span text:style-name="Source_20_Text"><text:span text:style-name="T18">предъявляяя понятные и непротиворечивые модели</text:span></text:span><text:span text:style-name="Source_20_Text"><text:span text:style-name="T17">. </text:span></text:span><text:span text:style-name="Source_20_Text"><text:span text:style-name="T18">Существуют подробные карты пути к Просветлению, которые, по словам упомянутых людей, хорошо соответствуют тому, что они сами испытывали. Также </text:span></text:span><text:soft-page-break/><text:span text:style-name="Source_20_Text"><text:span text:style-name="T18">существует форум dharmaoverground, на котором люди тоже описывают свой опыт медитации, который соответствует картам.</text:span></text:span></text:p>
      <text:p text:style-name="P19"><text:span text:style-name="Source_20_Text"><text:span text:style-name="T18">Я думаю, что самое простое объяснение тому, что много людей сейчас подробно пишет про свой опыт, соответствующий тому, что описывали в 5 веке нашей эры </text:span></text:span><text:span text:style-name="Source_20_Text"><text:span text:style-name="T19">в Индии, - это что это реальные вещи.</text:span></text:span></text:p>
      <text:p text:style-name="P19"><text:span text:style-name="Source_20_Text"><text:span text:style-name="T18">Я не общался с просветленными и сам таковым не являюсь (впрочем, на форуме мои логи иногда комментирует один сотапанна), поэтому моя уверенность не очень близка к 100%.</text:span></text:span></text:p>
      <text:p text:style-name="P19"><text:span text:style-name="Source_20_Text"><text:span text:style-name="T18">У Скотта Александера есть три поста, в которых он так или иначе упоминает тему Просветления, и, кажется, он верит, что это реальный феномен.</text:span></text:span></text:p>
      <text:p text:style-name="P19"><text:span text:style-name="Source_20_Text"><text:span text:style-name="T18">Насколько я знаю, ощущение боли и страдание от боли происходят в разных участках мозга. Поэтому можно было бы проверять, меньше ли люди, которые считают себя просветленными, страдают боли, сравнивая их с людьми без опыта медитации. Если разница не будет значима, я буду озадачен у уменьшу свою уверенность.</text:span></text:span></text:p>
      <text:p text:style-name="P19"><text:span text:style-name="Source_20_Text"><text:span text:style-name="T18"/></text:span></text:p>
      <text:p text:style-name="P19"><text:span text:style-name="Source_20_Text"><text:span text:style-name="T18">Сейчас я работаю по мануалу Шинзена Янга </text:span></text:span><text:span text:style-name="Source_20_Text"><text:span text:style-name="T19">5 Ways to Know Yourself</text:span></text:span><text:span text:style-name="Source_20_Text"><text:span text:style-name="T18">, </text:span></text:span><text:span text:style-name="Source_20_Text"><text:span text:style-name="T19">30 минут в день.</text:span></text:span></text:p>
      <text:p text:style-name="P19"><text:span text:style-name="Source_20_Text"><text:span text:style-name="T19"/></text:span></text:p>
      <text:p text:style-name="P20"><text:span text:style-name="Source_20_Text"><text:span text:style-name="T20">Хорошо, тогда желаю тебе здоровья. </text:span></text:span></text:p>
      <text:p text:style-name="P20"><text:span text:style-name="Source_20_Text"><text:span text:style-name="T20">Немного про себя.</text:span></text:span></text:p>
      <text:p text:style-name="P27"><text:span text:style-name="Source_20_Text"><text:span text:style-name="T11">Я Миша, мне 21 год, я заканчиваю бакалавриат Факультета Математики НИУ ВШЭ, параллельно учусь в Школе Анализа Данных, стажируюсь в Яндексе. Около полутора лет знаком с рациональностью, этой зимой был на воркшопе Кочерги. Около двух лет придерживаюсь вегетарианства переменно с веганством. Я знаком с эффективным альтруизмом, хочу построить карьеру с максимальной пользой для мира.</text:span></text:span></text:p>
      <text:p text:style-name="P27"><text:span text:style-name="Source_20_Text"><text:span text:style-name="T20">И</text:span></text:span><text:span text:style-name="Source_20_Text"><text:span text:style-name="T11">зучаю статистику и машинное обучение. Медитирую 2 года, суммарно насидел около 300 часов, прошлым летом был на 10-дневном ретрите Гоенки в Подмосковье.</text:span></text:span></text:p>
      <text:p text:style-name="P27"><text:span text:style-name="Source_20_Text"><text:span text:style-name="T11">До начала февраля этого года занимался минут 20-30 в день, с начала февраля по 60 минут. Сейчас практикую нотинг. Читал и очень вдохновился Mastering the Core Teachings of the Buddha</text:span></text:span></text:p>
      <text:p text:style-name="P27"><text:span text:style-name="Source_20_Text"><text:span text:style-name="T11"/></text:span></text:p>
      <text:p text:style-name="P28"><text:span text:style-name="Source_20_Text"><text:span text:style-name="T21">У меня снова была неприятная медитация, и я бы хотел спросить, что это такое и почему оно происходит?</text:span></text:span></text:p>
      <text:p text:style-name="P28"><text:span text:style-name="Source_20_Text"><text:span text:style-name="T21">Вчера и сегодня я заметил стадии в течение практики. У меня похожие вещи бывали в марте, тогда я решил обратиться к психотерапевту, потому что в мартовских неприятных медитациях был виден старый непроработанный психологический материал. В этот раз его не было.</text:span></text:span></text:p>
      <text:p text:style-name="P28"><text:span text:style-name="Source_20_Text"><text:span text:style-name="T21">Итак, по поводу сегодня и вчера. Я делал центрирование на дыхании, на отсутствии мысленных картинок и разговоров. Поначалу я набирал концентрацию. Потом становилось приятно – я начинал улыбаться. Потом этот восторг постепенно уходил. Сначала в уме возникало ощущение сильной тряски, большого количества энергичных волн высокой амплитуды, затем начинало трясти тело. Это похоже на эпилептический припадок. Образов и картинок воображение не показывало. Лицо искажалось в гримасы. Было ощущение паники, наверное. Это могло на минуту резко закончиться, я спокойно садился, потом опять начинало колбасить. При этом я могу начинать бить себя кулаками. Сегодня бил себя по голове подушкой, потом бил подушку. Это было непроизвольно.</text:span></text:span></text:p>
      <text:p text:style-name="P29"><text:span text:style-name="Source_20_Text"><text:span text:style-name="T22">Если говорить по поводу конца марта, то там было то же самое, но с возникающими в уме сценами из фильмов ужасов, которые я смотрел лет 4-5 назад.</text:span></text:span></text:p>
      <text:p text:style-name="P28"><text:span text:style-name="Source_20_Text"><text:span text:style-name="T21">Стоит иметь в виду, что я мирный и дружелюбный человек с низким уровнем тревожности, так что это совсем не показывает, как я обычно себя веду.</text:span></text:span></text:p>
      <text:p text:style-name="P28"><text:span text:style-name="Source_20_Text"><text:span text:style-name="T21"/></text:span></text:p>
      <text:p text:style-name="P28"><text:span text:style-name="Source_20_Text"><text:span text:style-name="T21">Я Миша, мне 21 год, я заканчиваю бакалавриат Факультета Математики НИУ ВШЭ, параллельно учусь в Школе Анализа Данных, стажируюсь в Яндексе. Около полутора лет </text:span></text:span><text:soft-page-break/><text:span text:style-name="Source_20_Text"><text:span text:style-name="T21">знаком с рациональностью, этой зимой был на воркшопе Кочерги, </text:span></text:span><text:span text:style-name="Source_20_Text"><text:span text:style-name="T23">в ноябре проходил зарешай.</text:span></text:span><text:span text:style-name="Source_20_Text"><text:span text:style-name="T21"> Около двух лет придерживаюсь вегетарианства переменно с веганством. Я знаком с эффективным альтруизмом, хочу построить карьеру с максимальной пользой для мира.</text:span></text:span></text:p>
      <text:p text:style-name="P30"><text:span text:style-name="Source_20_Text"><text:span text:style-name="T21">Изучаю статистику и машинное обучение. Медитирую 2 года, суммарно насидел около 300 часов</text:span></text:span><text:span text:style-name="Source_20_Text"><text:span text:style-name="T23">. Я</text:span></text:span><text:span text:style-name="Source_20_Text"><text:span text:style-name="T21"> мирный и дружелюбный человек с низким уровнем тревожности, </text:span></text:span><text:span text:style-name="Source_20_Text"><text:span text:style-name="T23">открытый новому, довольно интровертный.</text:span></text:span></text:p>
      <text:p text:style-name="P30"><text:span text:style-name="Source_20_Text"><text:span text:style-name="T23"/></text:span></text:p>
      <text:p text:style-name="P31"><text:span text:style-name="Source_20_Text"><text:span text:style-name="T24">Я поступаю на магистратуру в Сколтех, там следует сделать презентацию про себя. Что я могу рассказывать про свою стажировку в Яндексе?</text:span></text:span></text:p>
      <text:p text:style-name="P31"><text:span text:style-name="Source_20_Text"><text:span text:style-name="T24">Могу ли я рассказывать, что работаю в самрт-реплае? Что учил dssm-модели, чтобы делать хорошие эмбеддинги для писем и ответов? Что предсказываю категорию ответа, соответствующего письму?</text:span></text:span></text:p>
      <text:p text:style-name="P31"><text:span text:style-name="Source_20_Text"><text:span text:style-name="T24"/></text:span></text:p>
      <text:p text:style-name="P32"><text:span text:style-name="Source_20_Text"><text:span text:style-name="T25">Правда ли, что еще нужно нарисовать Y_{-3, 3}, Y_{-2, 3}, Y_{-1, 3}? Почему формула, по которой это делается, корректно определена и при первом числе, меньшем, чем -3?</text:span></text:span></text:p>
      <text:p text:style-name="P32"><text:span text:style-name="Source_20_Text"><text:span text:style-name="T25"/></text:span></text:p>
      <text:p text:style-name="P32"><text:span text:style-name="Source_20_Text"><text:span text:style-name="T25">Правда ли, что если я с помощью анки хочу запомнить, что Х=У, то я должен создать две карточки с вопросами “Что такое Х?” и “Что такое У?” По-моему, будет неудобно, если одни карточки будут подсказывать ответы к другим и идти рядом. </text:span></text:span></text:p>
      <text:p text:style-name="P32"><text:span text:style-name="Source_20_Text"><text:span text:style-name="T25"/></text:span></text:p>
      <text:p text:style-name="P33"><text:span text:style-name="Source_20_Text"><text:span text:style-name="T26">Опрос довольно хорошо дал понять, какими способами можно проявлять себя на эмпирическом уровне как эффективный альтруист. Я заметил, что помимо доната почти ничего не делаю, и буду это исправлять.</text:span></text:span></text:p>
      <text:p text:style-name="P33"><text:span text:style-name="Source_20_Text"><text:span text:style-name="T26"/></text:span></text:p>
      <text:p text:style-name="P33"><text:span text:style-name="Source_20_Text"><text:span text:style-name="T26">Там дело в том, что я поставил количество попыток рандомной инициализации 1, хотя обычно использую 10, чтобы код быстрее запускался и можно было видеть ошибки, не связанные с качеством предсказаний.</text:span></text:span></text:p>
      <text:p text:style-name="P33"><text:span text:style-name="Source_20_Text"><text:span text:style-name="T26">По-видимому, теперь рандомными инициализациями как раз будет заниматься класс TheoryMultipleNestedFormulas, а в классе TheoryNestedFormula останется одна инициализация. </text:span></text:span></text:p>
      <text:p text:style-name="P33"><text:span text:style-name="Source_20_Text"><text:span text:style-name="T26"/></text:span></text:p>
      <text:p text:style-name="P34"><text:span text:style-name="Source_20_Text"><text:span text:style-name="T27">Дима, привет, мог ли бы ты, пожалуйста, рассказать, что ты знаешь про нейрокод? Востребована ли там математика, статистика, машинное обучение? Если </text:span></text:span><text:span text:style-name="Source_20_Text"><text:span text:style-name="T28">меня интересует возможность летней стажировки, следует ли мне заполнить форму на сайте? Могу ли я с кем-то предварительно обсудить детали? Что там вообще происходит? Правильно ли я думаю, что ты что-то про это знаешь, или путаю?</text:span></text:span></text:p>
      <text:p text:style-name="P34"><text:span text:style-name="Source_20_Text"><text:span text:style-name="T28"/></text:span></text:p>
      <text:p text:style-name="P35"><text:span text:style-name="Source_20_Text"><text:span text:style-name="T29">Сел сейчас читать, параллельно ведя заметки в zotero, пересказывая своими словами текст. Получилось медленнее, но, кажется, я усвоил больше, и в будущем смогу вернуться к конспекту и повторить. По-видимому, ведение литературных заметок улучшит качество чтения и усвоения – раньше я этого не делал, zotero стал осваивать дня три назад. </text:span></text:span></text:p>
      <text:p text:style-name="P35"><text:span text:style-name="Source_20_Text"><text:span text:style-name="T29">Я заметил, читаю вечером – как раз в то время, когда я наиболее уставший. Вероятно, если делать это утром, то усвоение будет выше. </text:span></text:span></text:p>
      <text:p text:style-name="P35"><text:span text:style-name="Source_20_Text"><text:span text:style-name="T29">Еще я начинаю использовать anki – пока читаю документацию и делаю список областей того, что бы хотел запоминать. В том числе я буду делать карточки по именам персонажей и географических локаций из художественной литературы, потому что я легко забываю такие вещи.</text:span></text:span></text:p>
      <text:p text:style-name="P35"><text:span text:style-name="Source_20_Text"><text:span text:style-name="T29">Пользуетесь ли вы zotero и anki? В какое время дня вы читаете? Выделяете ли специальное время в течение дня на креативное обдумывание прочитанного? У меня времени и когнитивных </text:span></text:span><text:soft-page-break/><text:span text:style-name="Source_20_Text"><text:span text:style-name="T29">ресурсов на креативное обдумывание как раз нет, и по крайней мере раньше я просто загружал тексты в мозг через глаза, забивая на то, останется ли что-то по прошествии времени.</text:span></text:span></text:p>
      <text:p text:style-name="P35"><text:span text:style-name="Source_20_Text"><text:span text:style-name="T29"/></text:span></text:p>
      <text:p text:style-name="P35"><text:span text:style-name="Source_20_Text"><text:span text:style-name="T29">Почему много писать полезно? </text:span></text:span><text:span text:style-name="Source_20_Text"><text:span text:style-name="T30">Я помню аргумент, что это помогает лучше формулировать мысли, и благодаря этому их лучше понимать. Что более подробно можно сказать про пользу того, чтобы писать тексты?</text:span></text:span></text:p>
      <text:p text:style-name="P35"><text:span text:style-name="Source_20_Text"><text:span text:style-name="T30"/></text:span></text:p>
      <text:p text:style-name="P36"><text:span text:style-name="Source_20_Text"><text:span text:style-name="T30">Как пересекаются по целям использования и по функционалу zotero и goodreads?</text:span></text:span></text:p>
      <text:p text:style-name="P36"><text:span text:style-name="Source_20_Text"><text:span text:style-name="T30"/></text:span></text:p>
      <text:p text:style-name="P37"><text:span text:style-name="Source_20_Text"><text:span text:style-name="T31">Как делать решетку, по которой выбирать точку с максимальной дисперсией?</text:span></text:span></text:p>
      <text:p text:style-name="P37"><text:span text:style-name="Source_20_Text"><text:span text:style-name="T31"/></text:span></text:p>
      <text:p text:style-name="P37"><text:span text:style-name="Source_20_Text"><text:span text:style-name="T31">Я ничего не решал и не сдавал из 3 листка.</text:span></text:span></text:p>
      <text:p text:style-name="P37"><text:span text:style-name="Source_20_Text"><text:span text:style-name="T31"/></text:span></text:p>
      <text:p text:style-name="P38"><text:span text:style-name="Source_20_Text"><text:span text:style-name="T32">На каком языке делать заметки? Я читаю почти все на английском, но где, на каком языке </text:span></text:span><text:span text:style-name="Source_20_Text"><text:span text:style-name="T33">и какие </text:span></text:span><text:span text:style-name="Source_20_Text"><text:span text:style-name="T32">писать тексты, пока не знаю. </text:span></text:span></text:p>
      <text:p text:style-name="P38"><text:span text:style-name="Source_20_Text"><text:span text:style-name="T32">Верно ли, что координатное представление оператора $ \hat{q}^{2 \alpha} $ - это оператор умножения на $ x^{2 \alpha} $? А какое импульсное представление?</text:span></text:span></text:p>
      <text:p text:style-name="P38"><text:span text:style-name="Source_20_Text"><text:span text:style-name="T32"/></text:span></text:p>
      <text:p text:style-name="P38"><text:span text:style-name="Source_20_Text"><text:span text:style-name="T32">Что такое каноническая сопряженность операторов координаты и импульса? Как я понимаю, это означает, что они переходят друг в друга при преобразовании Фурье?</text:span></text:span></text:p>
      <text:p text:style-name="P38"><text:span text:style-name="Source_20_Text"><text:span text:style-name="T32">Связано ли это с коммутационным соотношением между ними?</text:span></text:span></text:p>
      <text:p text:style-name="P38"><text:span text:style-name="Source_20_Text"><text:span text:style-name="T32"/></text:span></text:p>
      <text:p text:style-name="P39"><text:span text:style-name="Source_20_Text"><text:span text:style-name="T34">Правда ли, что Лосяков отправлял нам последнее письмо 8 апреля? Что у нас вообще происходит с курсом? Кто чем занимается?</text:span></text:span></text:p>
      <text:p text:style-name="P39"><text:span text:style-name="Source_20_Text"><text:span text:style-name="T34"/></text:span></text:p>
      <text:p text:style-name="P40"><text:span text:style-name="Source_20_Text"><text:span text:style-name="T35">Хм, значит, до меня не доходили письма. Я думал, что мы вообще самостоятельно должны были учиться. Сколько все-таки было онлайн-созвонов? Каждую неделю? И что успели пройти?</text:span></text:span></text:p>
      <text:p text:style-name="P40"><text:span text:style-name="Source_20_Text"><text:span text:style-name="T35"/></text:span></text:p>
      <text:p text:style-name="P40"><text:span text:style-name="Source_20_Text"><text:span text:style-name="T35">Я заметил, что пока у меня конспектирование по ходу чтения происходит довольно пассивно, хотя я и пишу своими словами. Как часто вы останавливаетесь читать и записываете?</text:span></text:span></text:p>
      <text:p text:style-name="P40"><text:span text:style-name="Source_20_Text"><text:span text:style-name="T35"/></text:span></text:p>
      <text:p text:style-name="P40"><text:span text:style-name="Source_20_Text"><text:span text:style-name="T35">Прочитал первый текст. Вот да, у меня как раз эта проблема – я много читаю и слушаю, и мой Prune сильный, а Babble слабый.</text:span></text:span></text:p>
      <text:p text:style-name="P40"><text:span text:style-name="Source_20_Text"><text:span text:style-name="T35"/></text:span></text:p>
      <text:p text:style-name="P41"><text:span text:style-name="Source_20_Text"><text:span text:style-name="T36">Привет. Меня продолжает колбасить во время медитации, но я стал начинать с вхождения в первую джхану и накопления концентрации, поэтому крийи стали гораздо менее неприятными и выбивающими из колеи. </text:span></text:span><text:span text:style-name="Source_20_Text"><text:span text:style-name="T37">Больше равностности.</text:span></text:span></text:p>
      <text:p text:style-name="P41"><text:span text:style-name="Source_20_Text"><text:span text:style-name="T36">Сначала я смотрю на отсутствие ментальных образов и слежу за дыханием, а когда неконтролируемая энергия начинает возникать, я отмечаю Feel In. </text:span></text:span></text:p>
      <text:p text:style-name="P41"><text:span text:style-name="Source_20_Text"><text:span text:style-name="T36"/></text:span></text:p>
      <text:p text:style-name="P41"><text:span text:style-name="Source_20_Text"><text:span text:style-name="T36">Мой прогноз, к сожалению, процентов 40, что я смогу </text:span></text:span><text:span text:style-name="Source_20_Text"><text:span text:style-name="T38">созвониться с тобой завтра, потому что много задач, я интенсивно доучиваюсь.</text:span></text:span></text:p>
      <text:p text:style-name="P41"><text:span text:style-name="Source_20_Text"><text:span text:style-name="T38"/></text:span></text:p>
      <text:p text:style-name="P42"><text:span text:style-name="Source_20_Text"><text:span text:style-name="T39">I believe that there is more work needed on precise formulation of our ethics and deep understanding how to make artificial minds to recognize what humans value. The biggest danger is that the strong AI emerges that will find us irrelevant to his goals.</text:span></text:span></text:p>
      <text:p text:style-name="P42"><text:span text:style-name="Source_20_Text"><text:span text:style-name="T39"/></text:span></text:p>
      <text:p text:style-name="P42"><text:span text:style-name="Source_20_Text"><text:span text:style-name="T39">Я 2 мая начал, прочитал 5 глав. </text:span></text:span></text:p>
      <text:p text:style-name="P42"><text:soft-page-break/><text:span text:style-name="Source_20_Text"><text:span text:style-name="T39">У меня изменилось отношение к медитации - я сместил фокус с долгосрочных мечт о просветлении на то, чтобы хорошо практиковать прямо сейчас, и так получается легче и лучше. Еще шаги </text:span></text:span><text:span text:style-name="Source_20_Text"><text:span text:style-name="T40">и простоту</text:span></text:span><text:span text:style-name="Source_20_Text"><text:span text:style-name="T39"> применяю в том, чтобы каждый день хотя бы 1 сообщение писать в чаты важных для меня сообществ.</text:span></text:span></text:p>
      <text:p text:style-name="P42"><text:span text:style-name="Source_20_Text"><text:span text:style-name="T39">Краткий пересказ первой главы мотивировал маму по утрам делать гимнастику - она уже неделю занимается.</text:span></text:span></text:p>
      <text:p text:style-name="P43"><text:span text:style-name="Source_20_Text"><text:span text:style-name="T40">В чтении тоже фокус сместился на то, чтобы прочитать хотя бы 1 главу чего-нибудь сегодня.</text:span></text:span></text:p>
      <text:p text:style-name="P43"><text:span text:style-name="Source_20_Text"><text:span text:style-name="T40"/></text:span></text:p>
      <text:p text:style-name="P43"><text:span text:style-name="Source_20_Text"><text:span text:style-name="T40">Zotero кажется довольно удобным, потому что я могу упорядочивать источники своих знаний и прикреплять к ним свои заметки, которые иначе бы потерялись. Мне кажется, можно получить много профита из идеи того, чтобы думать не только внутри головы, а с помощью внешних инструментов, и zotero – как раз такой инструмент.</text:span></text:span></text:p>
      <text:p text:style-name="P43"><text:span text:style-name="Source_20_Text"><text:span text:style-name="T40">Раньше у меня в ноушене была свалка из указаний на тексты и книги, которые я читал, и zotero, как мне пока кажется, предлагает более упорядоченный вариант их хранения.</text:span></text:span></text:p>
      <text:p text:style-name="P43"><text:span text:style-name="Source_20_Text"><text:span text:style-name="T40"/></text:span></text:p>
      <text:p text:style-name="P44"><text:span text:style-name="Source_20_Text"><text:span text:style-name="T41">Да, ходил по квартире, и была цель.</text:span></text:span></text:p>
      <text:p text:style-name="P44"><text:span text:style-name="Source_20_Text"><text:span text:style-name="T41"/></text:span></text:p>
      <text:p text:style-name="P45"><text:span text:style-name="Source_20_Text"><text:span text:style-name="T42">Есть ли какое-то доказанное влияние просмотра человеком фильмов/сериалов/шоу с большим количеством насильственного общения или физического насилия на его/ее психоэмоциональное благополучие?</text:span></text:span></text:p>
      <text:p text:style-name="P45"><text:span text:style-name="Source_20_Text"><text:span text:style-name="T42">Зачем люди смотрят фильмы/сериалы/шоу с большим количеством насильственного общения или физического насилия?</text:span></text:span></text:p>
      <text:p text:style-name="P46"><text:span text:style-name="Source_20_Text"><text:span text:style-name="T43">У кого из вас есть личный веб-сайт? Как и зачем вы его используете? Как вы его сделали?</text:span></text:span></text:p>
      <text:p text:style-name="P46"><text:span text:style-name="Source_20_Text"><text:span text:style-name="T43"/></text:span></text:p>
      <text:p text:style-name="P47"><text:span text:style-name="Source_20_Text"><text:span text:style-name="T44">Я могу сформулировать два вопроса. Почему секс и отношения – интересная тема для разговоров? Почему для меня секс и отношения – не интересная тема для разговоров? Есть ли что-то, что полезно знать про секс, помимо важности использования презервативов?</text:span></text:span></text:p>
      <text:p text:style-name="P47"><text:span text:style-name="Source_20_Text"><text:span text:style-name="T44">Да даже если и не просто сдать, а научиться, все равно времени нет на нормальное встраивание материала в свое мировоззрение. Я заканчиваю матфак вышки, и у меня ощущение, что я вообще не понимаю, что такое математика, что там происходит и зачем.</text:span></text:span></text:p>
      <text:p text:style-name="P47"><text:span text:style-name="Source_20_Text"><text:span text:style-name="T44">Попереходил по ссылкам и опять начинаю хотеть жаловаться на то, как мало в моем случае нагрузка на работе и учебе дает возможность и время думать. Немного страшно, что я привык не погружаться ни во что глубоко, не быть креативным, а просто запоминать на короткое время кашу из фактов.</text:span></text:span></text:p>
      <text:p text:style-name="P47"><text:span text:style-name="Source_20_Text"><text:span text:style-name="T44">Нужно ли добавлять новый эмбеддинг для сабжектов?</text:span></text:span></text:p>
      <text:p text:style-name="P47"><text:span text:style-name="Source_20_Text"><text:span text:style-name="T44">Где редьюсер должен быть RT_Sum, а где 1? Что это значит?</text:span></text:span></text:p>
      <text:p text:style-name="P47"><text:span text:style-name="Source_20_Text"><text:span text:style-name="T44">Верно ли, что модели с сабжектом ставятся в соответствие два каунтера - на письмо и на сабжект?</text:span></text:span></text:p>
      <text:p text:style-name="P48"><text:span text:style-name="Source_20_Text"><text:span text:style-name="T45">Что ты про Бурнаева говорил на презентации? Он сам был в комиссии?</text:span></text:span></text:p>
      <text:p text:style-name="P48"><text:span text:style-name="Source_20_Text"><text:span text:style-name="T45">Привет, а ты только в телеграме сменил имя или прямо в паспорте? Люди вокруг тебя называют тебя Ричард? Я это к тому, что я замечаю, что мне мое имя (и фамилия) не нравятся, и в долгосрочной перспективе я бы хотел, чтобы меня знали не как Михаила Зыбина (позавчерашний брейншторм на скорую руку подвел меня к варианту Wilfred Fermin).</text:span></text:span></text:p>
      <text:p text:style-name="P48"><text:span text:style-name="Source_20_Text"><text:span text:style-name="T45"/></text:span></text:p>
      <text:p text:style-name="P49"><text:span text:style-name="Source_20_Text"><text:span text:style-name="T46">Как вы думаете, является ли насильственным вопрос “Что ты сегодня делал/а?” Возможно, он предполагает, что человек в самом деле что-то делал, а это предположение может оказаться неверным?</text:span></text:span></text:p>
      <text:p text:style-name="P49"><text:span text:style-name="Source_20_Text"><text:span text:style-name="T46"/></text:span></text:p>
      <text:p text:style-name="P49"><text:soft-page-break/><text:span text:style-name="Source_20_Text"><text:span text:style-name="T46">Я задал его сегодня маме, она ответила, что ничего, и сильно обиделась, назвав этот вопрос нетактичным. В чем проблема с этим вопросом?</text:span></text:span></text:p>
      <text:p text:style-name="P49"><text:span text:style-name="Source_20_Text"><text:span text:style-name="T46"/></text:span></text:p>
      <text:p text:style-name="P50"><text:span text:style-name="Source_20_Text"><text:span text:style-name="T47">Вопрос по смежной теме – как эффективно понять/разобраться в сомнениях относительно своей асексуальности? Есть ли просвещающие ресурсы на эту тему?</text:span></text:span></text:p>
      <text:p text:style-name="P50"><text:span text:style-name="Source_20_Text"><text:span text:style-name="T47"/></text:span></text:p>
      <text:p text:style-name="P50"><text:span text:style-name="Source_20_Text"><text:span text:style-name="T47">Я живу с мамой, она получает 25к в месяц, сбережений у нас примерно на 1.5 месяца, так что я тоже что-то хочу зарабатывать. Если я поступлю в Сколтех, это будет очень благоприятно, потому что я тогда </text:span></text:span><text:span text:style-name="Source_20_Text"><text:span text:style-name="T49">будет отсрочка от армии и большая стипендия. Это главные причины, по которым я туда иду, наряду с возможностью потом сигналить образованность. Скорее всего, параллельно со Сколтехом я не буду работать.</text:span></text:span></text:p>
      <text:p text:style-name="P52"><text:span text:style-name="Source_20_Text"><text:span text:style-name="T49">Математика мне даже не нравится, уже года три, наверное. А что нравится, не знаю, потому что мало что пробовал.</text:span></text:span></text:p>
      <text:p text:style-name="P50"><text:span text:style-name="Source_20_Text"><text:span text:style-name="T47"/></text:span></text:p>
      <text:p text:style-name="P51"><text:span text:style-name="Source_20_Text"><text:span text:style-name="T48">Как с помощью arc удалить все изменения, которые у меня есть локально, и переключиться на свежий транк? То есть как сделать так, чтобы то, к чему я подключаюсь с помощью команд </text:span></text:span></text:p>
      <text:p text:style-name="P56"><text:span text:style-name="Source_20_Text"><text:span text:style-name="T50">```</text:span></text:span><text:span text:style-name="Source_20_Text"><text:span text:style-name="T48">mkdir -p arc &amp;&amp; cd arc</text:span></text:span></text:p>
      <text:p text:style-name="Preformatted_20_Text">mkdir -p arcadia store</text:p>
      <text:p text:style-name="Preformatted_20_Text">arc mount -m arcadia/ -S store/</text:p>
      <text:p text:style-name="P57">cd arcadia<text:span text:style-name="Source_20_Text"><text:span text:style-name="T50">``` соответствовало свежей ревизии?</text:span></text:span></text:p>
      <text:p text:style-name="P58"><text:span text:style-name="Source_20_Text"><text:span text:style-name="T50">Команды ```arc pull trunk </text:span></text:span></text:p>
      <text:p text:style-name="P58"><text:span text:style-name="Source_20_Text"><text:span text:style-name="T50">arc rebase trunk``` не дают желаемого результата.</text:span></text:span></text:p>
      <text:p text:style-name="P59"><text:span text:style-name="Source_20_Text"><text:span text:style-name="T51">Ох, это мое __самое больное место__. Из-за какого-то своего бага я годами игнорировал себя как человека, полностью отдаваясь учебе в школе и в институте, и в результате теперь я вижу свою огромную необразованность из-за того, что мало читал книг. Думаю, сейчас, засчет того что я решил с помощью психотерапии проблему одиночества, самой важной и большой стала именно проблема неначитанности и необразованности, которую я буду решать летом.</text:span></text:span></text:p>
      <text:p text:style-name="P59"><text:span text:style-name="Source_20_Text"><text:span text:style-name="T51"/></text:span></text:p>
      <text:p text:style-name="P60"><text:span text:style-name="Source_20_Text"><text:span text:style-name="T52">Я не менял agent.py <text:s/>Сейчас проект запускается.</text:span></text:span></text:p>
      <text:p text:style-name="P60"><text:span text:style-name="Source_20_Text"><text:span text:style-name="T52">Добавил обратно <text:s/>config.py</text:span></text:span></text:p>
      <text:p text:style-name="P60"><text:span text:style-name="Source_20_Text"><text:span text:style-name="T52">Я думаю, что у любой теории, которая представляет собой совокупность нескольких теорий, можно спрашивать дисперсию ее предсказаний, поэтому предполагаю, что можно не упоминать std в названии MasterTheory.</text:span></text:span></text:p>
      <text:p text:style-name="P60"><text:span text:style-name="Source_20_Text"><text:span text:style-name="T52">Напомни, пожалуйста, что нужно доделать.</text:span></text:span></text:p>
      <text:p text:style-name="P61"><text:span text:style-name="Source_20_Text"><text:span text:style-name="T53">Ты являешься членом какой-либо научной лаборатории? Делал ли ты исследовательский проект в лаборатории?</text:span></text:span></text:p>
      <text:p text:style-name="P61"><text:span text:style-name="Source_20_Text"><text:span text:style-name="T53">Где у тебя была стажировка между 1 и 2 годом обучения с Сколтехе?</text:span></text:span></text:p>
      <text:p text:style-name="P62"><text:soft-page-break/><text:span text:style-name="Source_20_Text"><text:span text:style-name="T54">На 4 курсе финальных экзаменов как таковых нет. На 3 курсе был лиценциат – экзамены по обязательным курсам. На всякий случай поясню, что вышка так устроена, что студент составляет себе сам расписание, при этом есть курсы, которые надо проходить обязательно, и с течением времени их все меньше – 4 курс весь выбирается, кроме истории математики 19 века.</text:span></text:span></text:p>
      <text:p text:style-name="P62"><text:span text:style-name="Source_20_Text"><text:span text:style-name="T54">Я совсем далек от математики, даже ни разу математической статьи не читал. Последние два года какой-то теорвер и случайные процессы изучал – это наименее противным казалось из альтернатив. Предметно обсуждать программу я не умею, потому что никогда не был в это вовлечен лично, просто запоминал, решал задачи, сдавал экзамены.</text:span></text:span></text:p>
      <text:p text:style-name="P62"><text:span text:style-name="Source_20_Text"><text:span text:style-name="T54">Я допускаю, что этим летом засяду за рекомендуемую MIRI литературу, и мне это очень понравится.</text:span></text:span></text:p>
      <text:p text:style-name="P62"><text:span text:style-name="Source_20_Text"><text:span text:style-name="T54"/></text:span></text:p>
      <text:p text:style-name="P62"><text:span text:style-name="Source_20_Text"><text:span text:style-name="T70">У меня достаточно много планов на лето, в том числе поучить MIRIшную математику по этой подборке </text:span></text:span><text:a xlink:type="simple" xlink:href="https://intelligence.org/research-guide/" office:target-frame-name="_blank" xlink:show="new" text:style-name="Internet_20_link" text:visited-style-name="Visited_20_Internet_20_Link"><text:span text:style-name="Source_20_Text"><text:span text:style-name="T68">https://intelligence.org/research-guide/</text:span></text:span></text:a><text:span text:style-name="Source_20_Text"><text:span text:style-name="T54"><text:line-break/></text:span></text:span><text:a xlink:type="simple" xlink:href="https://earussia.slack.com/team/UTPP0798A" text:style-name="Internet_20_link" text:visited-style-name="Visited_20_Internet_20_Link"><text:span text:style-name="Source_20_Text"><text:span text:style-name="T72">@Misha</text:span></text:span></text:a><text:span text:style-name="Source_20_Text"><text:span text:style-name="T69"> </text:span></text:span><text:span text:style-name="Source_20_Text"><text:span text:style-name="T70">хочу посоветоваться с тобой, чтобы не учиться тому, чему меня и так будут учить в магистратуре и шаде (примерно 8 июня я узнаю, возьмут ли меня в Сколтех на Statistical Learning Theory)</text:span></text:span><text:span text:style-name="Source_20_Text"><text:span text:style-name="T54"><text:line-break/></text:span></text:span><text:span text:style-name="Source_20_Text"><text:span text:style-name="T70">И еще связанное с ЭА и х-рисками есть здесь </text:span></text:span><text:a xlink:type="simple" xlink:href="https://futureoflife.org/book-guide/" office:target-frame-name="_blank" xlink:show="new" text:style-name="Internet_20_link" text:visited-style-name="Visited_20_Internet_20_Link"><text:span text:style-name="Source_20_Text"><text:span text:style-name="T68">https://futureoflife.org/book-guide/</text:span></text:span></text:a><text:span text:style-name="Source_20_Text"><text:span text:style-name="T54"><text:line-break/></text:span></text:span><text:span text:style-name="Source_20_Text"><text:span text:style-name="T71">(These are essential reads for any effective altruist, aspiring philosopher, concerned humanist or curious thinker.)</text:span></text:span></text:p>
      <text:p text:style-name="P62"><text:span text:style-name="Source_20_Text"><text:span text:style-name="T54"/></text:span></text:p>
      <text:p text:style-name="P63"><text:span text:style-name="Source_20_Text"><text:span text:style-name="T55">Презентацию похвалили (You’ve had a very nice presentation) Вопросов много не задавали (Everything is pretty clear) Спрсили про дисперсию распределения Бернулли и принцип работы градиентного бустинга.</text:span></text:span></text:p>
      <text:p text:style-name="P63"><text:span text:style-name="Source_20_Text"><text:span text:style-name="T55">Решил 4 задачи, но я несколько недопонял правила и записал аккуратно все решения на бумаге, а потом, когда мне сказали, стал переписывать решения в компьютерную систему, и по двум задачам из 4 переписал не полностью. Фотографии я отправил и обратил внимание, что решения на бумаге, и попросил, чтобы смотрели на бумагу.</text:span></text:span></text:p>
      <text:p text:style-name="P64"><text:span text:style-name="Source_20_Text"><text:span text:style-name="T56">У кого есть опыт обучения быстрой печати на клавиатуре 10 пальцами? На каком языке вы учились? Сколько времени вложили? Окупилось ли вложенное время, и насколько быстро?</text:span></text:span></text:p>
      <text:p text:style-name="P64"><text:span text:style-name="Source_20_Text"><text:span text:style-name="T56">Позвольте спросить, а в чем состояла магия? Я не был сегодня, и довольно заинтригован.</text:span></text:span></text:p>
      <text:p text:style-name="P64"><text:span text:style-name="Source_20_Text"><text:span text:style-name="T56">Есть ли у вас практика делать какой-нибудь опросник для людей, с которыми вы общались в течение месяца, чтобы собрать обратную связь по поводу своих социальных навыков и вообще состоянию социальной сферы жизни?</text:span></text:span></text:p>
      <text:p text:style-name="P65"><text:span text:style-name="Source_20_Text"><text:span text:style-name="T57">Я пока не знаю, вероятно, мне тоже это предстоит. Если я получу диплом олимпиады, то, кажется, мне надо будет проделать то же, что и ты, но олимпиада освобождает от самопрезентации и математического экзамена. Я еще буду это уточнять.</text:span></text:span></text:p>
      <text:p text:style-name="P66"><text:span text:style-name="Source_20_Text"><text:span text:style-name="T58">Да, это отлично. Я планировал сам это делать (сегодня посмотрел объясняющее видео), но в компании, вполне вероятно, получится лучше. Этот процесс кажется хорошей </text:span></text:span><text:soft-page-break/><text:span text:style-name="Source_20_Text"><text:span text:style-name="T58">альтернативой/дополнением к фреймворку Алекса Вермеера. У меня действительно много идей на лето, я очень настроен на рост, ликвидацию белых пятен, улучшение обучения и креативности, и на сталкивание с чем-то, что в дальнейшем значительно меня изменит.</text:span></text:span></text:p>
      <text:p text:style-name="P67"><text:span text:style-name="Source_20_Text"><text:span text:style-name="T58">Для меня было бы довольно амбициозной и важной целью закоммититься и делать доклады почти на каждой встрече летом. Я пока думаю и составляю план. На 70% уверен, что поставлю себе эту цель.</text:span></text:span></text:p>
      <text:p text:style-name="P68"><text:span text:style-name="Source_20_Text"><text:span text:style-name="T59">Новые личные рекорды: вчера сделал 3 подхода подтягиваний с перерывами 1.5 минуты, получилось 9-5-4. Сегодня сделал 3 подхода отжиманий по 10 раз с перерывами 2 минуты. Для меня это очень много, я никогда даже не пытался столько делать. Телу было достаточно нормально при этом. Я вдохновляюсь тем, что получается, и рассчитываю, что потенциально возможно еще много.</text:span></text:span></text:p>
      <text:p text:style-name="P69"><text:span text:style-name="Source_20_Text"><text:span text:style-name="T59">Привет, как ты думаешь, была ли бы подходящей темой для академической встречи LessWrong многомировая интерпретация квантовой механики? Я сейчас по ней для института текст пишу. Я помню, что у Юдковского есть цепочка на эту тему, поэтому, может быть, многие люди уже про это знают. Помимо Юдковского, я еще копаю сейчас Тегмарка, и, возможно, обращусь к Девиду Дойчу. </text:span></text:span></text:p>
      <text:p text:style-name="P71"><text:span text:style-name="Source_20_Text"><text:span text:style-name="T61">Спасибо. Я не буду сдавать экзамен.</text:span></text:span></text:p>
      <text:p text:style-name="P70"><text:span text:style-name="Source_20_Text"><text:span text:style-name="T60">Как ты думаешь, эта тема подошла бы для встречи ЭА? Я планирую это летом заботать. </text:span></text:span><text:span text:style-name="Source_20_Text"><text:span text:style-name="T61">Этот подкаст длится 4 часа 41 минуту. К встрече на этой неделе я, вероятно, не успею.</text:span></text:span><text:span text:style-name="Source_20_Text"><text:span text:style-name="T60"> </text:span></text:span><text:a xlink:type="simple" xlink:href="https://80000hours.org/podcast/episodes/david-chalmers-nature-ethics-consciousness/" text:style-name="Internet_20_link" text:visited-style-name="Visited_20_Internet_20_Link"><text:span text:style-name="Source_20_Text">https://80000hours.org/podcast/episodes/david-chalmers-nature-ethics-consciousness/</text:span></text:a></text:p>
      <text:p text:style-name="P71"><text:span text:style-name="Source_20_Text"><text:span text:style-name="T61">К этой встрече я могу прочитать и рассказать про well-being (но я еще не читал эту статью). </text:span></text:span><text:a xlink:type="simple" xlink:href="https://plato.stanford.edu/archives/fall2017/entries/well-being/" text:style-name="Internet_20_link" text:visited-style-name="Visited_20_Internet_20_Link"><text:span text:style-name="Source_20_Text">https://plato.stanford.edu/archives/fall2017/entries/well-being/</text:span></text:a></text:p>
      <text:p text:style-name="P72"><text:span text:style-name="Source_20_Text"><text:span text:style-name="T62">Дайте фидбек. Я написал формальный псевдокод для агента. Предлагаю переименовать datagenerator в experimental design.</text:span></text:span></text:p>
      <text:p text:style-name="P73"><text:span text:style-name="Source_20_Text"><text:span text:style-name="T63">Да, сегодня сделал две сессии по 3 часа, получилось очень много, я входил в поток, весьма доволен.</text:span></text:span></text:p>
      <text:p text:style-name="P74"><text:span text:style-name="Source_20_Text"><text:span text:style-name="T63">Ты будешь планировать лето/месяц? Я зарегистрировался сюда </text:span></text:span><text:a xlink:type="simple" xlink:href="https://www.ultraworking.com/events/2020-05-30-monthly-planning" text:style-name="Internet_20_link" text:visited-style-name="Visited_20_Internet_20_Link"><text:span text:style-name="Source_20_Text">https://www.ultraworking.com/events/2020-05-30-monthly-planning</text:span></text:a><text:span text:style-name="Source_20_Text"><text:span text:style-name="T63"> – это кажется эффективной и многообещающей штукой. </text:span></text:span></text:p>
      <text:p text:style-name="P74"><text:span text:style-name="Source_20_Text"><text:span text:style-name="T64">Я уже набросал список https://workflowy.com/s/f86e38191229/OBFBmsOXfOoBGDao</text:span></text:span></text:p>
      <text:p text:style-name="P74"><text:span text:style-name="Source_20_Text"><text:span text:style-name="T64">Что ты хочешь от лета? Ты думал?</text:span></text:span></text:p>
      <text:p text:style-name="P75"><text:span text:style-name="Source_20_Text"><text:span text:style-name="T65">Как твое здоровье?</text:span></text:span></text:p>
      <text:p text:style-name="P76"><text:span text:style-name="Source_20_Text"><text:span text:style-name="T66">Эта штука сейчас очень помогает мне дописывать диплом. Это таблица для работы по циклам с перерывами, которая позволяет эффективно ставить цели и отслеживать прогресс. </text:span></text:span><text:a xlink:type="simple" xlink:href="https://www.ultraworking.com/cycles" text:style-name="Internet_20_link" text:visited-style-name="Visited_20_Internet_20_Link"><text:span text:style-name="Source_20_Text">https://www.ultraworking.com/cycles</text:span></text:a></text:p>
      <text:p text:style-name="P76"><text:span text:style-name="Source_20_Text"><text:span text:style-name="T66">А 30 мая в 21:00 они будут проводить ивент по планированию месяца<text:line-break/></text:span></text:span><text:a xlink:type="simple" xlink:href="https://www.ultraworking.com/events/2020-05-30-monthly-planning" text:style-name="Internet_20_link" text:visited-style-name="Visited_20_Internet_20_Link"><text:span text:style-name="Source_20_Text">https://www.ultraworking.com/events/2020-05-30-monthly-planning</text:span></text:a></text:p>
      <text:p text:style-name="P78"><text:soft-page-break/><text:span text:style-name="Source_20_Text"><text:span text:style-name="T67">Как читать Логико-Философский Трактат?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lack-Lato" svg:font-family="Slack-Lato, appleLogo, sans-serif"/>
    <style:font-face style:name="AR PL SungtiL GB"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AR PL SungtiL GB" style:font-family-asian="'AR PL SungtiL GB'"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6T09:20:10.833561826</meta:creation-date>
    <dc:date>2020-05-31T13:04:50.010746961</dc:date>
    <meta:editing-duration>P2DT4H21M21S</meta:editing-duration>
    <meta:editing-cycles>74</meta:editing-cycles>
    <meta:generator>LibreOffice/6.0.7.3$Linux_X86_64 LibreOffice_project/00m0$Build-3</meta:generator>
    <meta:document-statistic meta:table-count="0" meta:image-count="0" meta:object-count="0" meta:page-count="13" meta:paragraph-count="199" meta:word-count="5013" meta:character-count="33720" meta:non-whitespace-character-count="28831"/>
  </office:meta>
</office:document-meta>
</file>